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181.7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07.94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192.1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100.01pt"/>
    </style:style>
    <style:style style:name="co14" style:family="table-column">
      <style:table-column-properties fo:break-before="auto" style:column-width="115.91pt"/>
    </style:style>
    <style:style style:name="co15" style:family="table-column">
      <style:table-column-properties fo:break-before="auto" style:column-width="105.56pt"/>
    </style:style>
    <style:style style:name="co16" style:family="table-column">
      <style:table-column-properties fo:break-before="auto" style:column-width="148.39pt"/>
    </style:style>
    <style:style style:name="co17" style:family="table-column">
      <style:table-column-properties fo:break-before="auto" style:column-width="142.04pt"/>
    </style:style>
    <style:style style:name="co18" style:family="table-column">
      <style:table-column-properties fo:break-before="auto" style:column-width="103.21pt"/>
    </style:style>
    <style:style style:name="co19" style:family="table-column">
      <style:table-column-properties fo:break-before="auto" style:column-width="147.66pt"/>
    </style:style>
    <style:style style:name="co20" style:family="table-column">
      <style:table-column-properties fo:break-before="auto" style:column-width="74.61pt"/>
    </style:style>
    <style:style style:name="co21" style:family="table-column">
      <style:table-column-properties fo:break-before="auto" style:column-width="224.59pt"/>
    </style:style>
    <style:style style:name="co22" style:family="table-column">
      <style:table-column-properties fo:break-before="auto" style:column-width="56.3pt"/>
    </style:style>
    <style:style style:name="co23" style:family="table-column">
      <style:table-column-properties fo:break-before="auto" style:column-width="57.15pt"/>
    </style:style>
    <style:style style:name="co24" style:family="table-column">
      <style:table-column-properties fo:break-before="auto" style:column-width="154.8pt"/>
    </style:style>
    <style:style style:name="co25" style:family="table-column">
      <style:table-column-properties fo:break-before="auto" style:column-width="44.45pt"/>
    </style:style>
    <style:style style:name="co26" style:family="table-column">
      <style:table-column-properties fo:break-before="auto" style:column-width="79.4pt"/>
    </style:style>
    <style:style style:name="co27" style:family="table-column">
      <style:table-column-properties fo:break-before="auto" style:column-width="63.5pt"/>
    </style:style>
    <style:style style:name="co28" style:family="table-column">
      <style:table-column-properties fo:break-before="auto" style:column-width="95.19pt"/>
    </style:style>
    <style:style style:name="co29" style:family="table-column">
      <style:table-column-properties fo:break-before="auto" style:column-width="65.06pt"/>
    </style:style>
    <style:style style:name="co30" style:family="table-column">
      <style:table-column-properties fo:break-before="auto" style:column-width="96.04pt"/>
    </style:style>
    <style:style style:name="co31" style:family="table-column">
      <style:table-column-properties fo:break-before="auto" style:column-width="64.29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59.5pt"/>
    </style:style>
    <style:style style:name="co34" style:family="table-column">
      <style:table-column-properties fo:break-before="auto" style:column-width="62.76pt"/>
    </style:style>
    <style:style style:name="co35" style:family="table-column">
      <style:table-column-properties fo:break-before="auto" style:column-width="96.86pt"/>
    </style:style>
    <style:style style:name="co36" style:family="table-column">
      <style:table-column-properties fo:break-before="auto" style:column-width="70.61pt"/>
    </style:style>
    <style:style style:name="co37" style:family="table-column">
      <style:table-column-properties fo:break-before="auto" style:column-width="40.51pt"/>
    </style:style>
    <style:style style:name="co38" style:family="table-column">
      <style:table-column-properties fo:break-before="auto" style:column-width="53.9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Primärkosten">
      <style:table-properties table:display="true" style:writing-mode="lr-tb"/>
    </style:style>
    <style:style style:name="ta2" style:family="table" style:master-page-name="PageStyle_5f_PrimärkostenStufenleitverfahen">
      <style:table-properties table:display="true" style:writing-mode="lr-tb"/>
    </style:style>
    <style:style style:name="ta3" style:family="table" style:master-page-name="PageStyle_5f_Kostenstellenbericht">
      <style:table-properties table:display="true" style:writing-mode="lr-tb"/>
    </style:style>
    <style:style style:name="ta4" style:family="table" style:master-page-name="PageStyle_5f_Rentenverfahren">
      <style:table-properties table:display="true" style:writing-mode="lr-tb"/>
    </style:style>
    <style:style style:name="ta5" style:family="table" style:master-page-name="PageStyle_5f_Personalkosten">
      <style:table-properties table:display="true" style:writing-mode="lr-tb"/>
    </style:style>
    <style:style style:name="ta6" style:family="table" style:master-page-name="PageStyle_5f_Materialkosten">
      <style:table-properties table:display="true" style:writing-mode="lr-tb"/>
    </style:style>
    <style:style style:name="ta7" style:family="table" style:master-page-name="PageStyle_5f_Energiekosten">
      <style:table-properties table:display="true" style:writing-mode="lr-tb"/>
    </style:style>
    <style:style style:name="ta8" style:family="table" style:master-page-name="PageStyle_5f_Kommunikationskosten">
      <style:table-properties table:display="true" style:writing-mode="lr-tb"/>
    </style:style>
    <style:style style:name="ta9" style:family="table" style:master-page-name="PageStyle_5f_Wartung">
      <style:table-properties table:display="true" style:writing-mode="lr-tb"/>
    </style:style>
    <style:style style:name="ta10" style:family="table" style:master-page-name="PageStyle_5f_SonstigeKosten">
      <style:table-properties table:display="true" style:writing-mode="lr-tb"/>
    </style:style>
    <style:style style:name="ta11" style:family="table" style:master-page-name="PageStyle_5f_Betriebsmittelnutzung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7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7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7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fo:background-color="#ff8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7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26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25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8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9fc5e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25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25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5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26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märkost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16" table:default-cell-style-name="Default"/>
        <table:table-column table:style-name="co7" table:number-columns-repeated="999" table:default-cell-style-name="Default"/>
        <table:table-row table:style-name="ro1">
          <table:table-cell table:style-name="ce1" office:value-type="string" calcext:value-type="string">
            <text:p>Kostenart</text:p>
          </table:table-cell>
          <table:table-cell table:style-name="ce1" office:value-type="string" calcext:value-type="string">
            <text:p>Personalkosten</text:p>
          </table:table-cell>
          <table:table-cell table:style-name="ce1" office:value-type="string" calcext:value-type="string">
            <text:p>Materialkosten</text:p>
          </table:table-cell>
          <table:table-cell table:style-name="ce1" office:value-type="string" calcext:value-type="string">
            <text:p>Energiekosten</text:p>
          </table:table-cell>
          <table:table-cell table:style-name="ce1" office:value-type="string" calcext:value-type="string">
            <text:p>Kommunikationskosten</text:p>
          </table:table-cell>
          <table:table-cell table:style-name="ce1" office:value-type="string" calcext:value-type="string">
            <text:p>Instandhaltung, Reparatur und Wartung</text:p>
          </table:table-cell>
          <table:table-cell table:style-name="ce1" office:value-type="string" calcext:value-type="string">
            <text:p>Sonstige Kosten</text:p>
          </table:table-cell>
          <table:table-cell table:style-name="ce1" office:value-type="string" calcext:value-type="string">
            <text:p>Betriebsmittelnutzung</text:p>
          </table:table-cell>
          <table:table-cell table:style-name="ce1" office:value-type="string" calcext:value-type="string">
            <text:p>Summ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3" table:formula="of:=SUM([$Personalkosten.L35])" office:value-type="currency" office:currency="EUR" office:value="3131000" calcext:value-type="currency">
            <text:p>3,131,000.00 €</text:p>
          </table:table-cell>
          <table:table-cell table:style-name="ce3" table:formula="of:=[$Materialkosten.L2]" office:value-type="currency" office:currency="EUR" office:value="60000" calcext:value-type="currency">
            <text:p>60,000.00 €</text:p>
          </table:table-cell>
          <table:table-cell table:style-name="ce3" table:formula="of:=[$Energiekosten.L2]" office:value-type="currency" office:currency="EUR" office:value="50000" calcext:value-type="currency">
            <text:p>50,000.00 €</text:p>
          </table:table-cell>
          <table:table-cell table:style-name="ce3" table:formula="of:=[$Kommunikationskosten.L2]" office:value-type="currency" office:currency="EUR" office:value="100000" calcext:value-type="currency">
            <text:p>100,000.00 €</text:p>
          </table:table-cell>
          <table:table-cell table:style-name="ce3" table:formula="of:=[$Wartung.L2]" office:value-type="currency" office:currency="EUR" office:value="30500" calcext:value-type="currency">
            <text:p>30,500.00 €</text:p>
          </table:table-cell>
          <table:table-cell table:style-name="ce3" table:formula="of:=[$SonstigeKosten.B21]" office:value-type="currency" office:currency="EUR" office:value="240500" calcext:value-type="currency">
            <text:p>240,500.00 €</text:p>
          </table:table-cell>
          <table:table-cell table:style-name="ce3" table:formula="of:=[$Betriebsmittelnutzung.B16]" office:value-type="currency" office:currency="EUR" office:value="192480" calcext:value-type="currency">
            <text:p>192,480.00 €</text:p>
          </table:table-cell>
          <table:table-cell table:style-name="ce5" table:formula="of:=SUM([.B2:.H2])" office:value-type="currency" office:currency="EUR" office:value="3804480" calcext:value-type="currency">
            <text:p>3,804,480.00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" table:formula="of:=[.B2]/[.$I2]" office:value-type="percentage" office:value="0.822977121709143" calcext:value-type="percentage">
            <text:p>82.30 %</text:p>
          </table:table-cell>
          <table:table-cell table:style-name="ce4" table:formula="of:=[.C2]/[.$I2]" office:value-type="percentage" office:value="0.0157708806459753" calcext:value-type="percentage">
            <text:p>1.58 %</text:p>
          </table:table-cell>
          <table:table-cell table:style-name="ce4" table:formula="of:=[.D2]/[.$I2]" office:value-type="percentage" office:value="0.0131424005383127" calcext:value-type="percentage">
            <text:p>1.31 %</text:p>
          </table:table-cell>
          <table:table-cell table:style-name="ce4" table:formula="of:=[.E2]/[.$I2]" office:value-type="percentage" office:value="0.0262848010766255" calcext:value-type="percentage">
            <text:p>2.63 %</text:p>
          </table:table-cell>
          <table:table-cell table:style-name="ce4" table:formula="of:=[.F2]/[.$I2]" office:value-type="percentage" office:value="0.00801686432837076" calcext:value-type="percentage">
            <text:p>0.80 %</text:p>
          </table:table-cell>
          <table:table-cell table:style-name="ce4" table:formula="of:=[.G2]/[.$I2]" office:value-type="percentage" office:value="0.0632149465892842" calcext:value-type="percentage">
            <text:p>6.32 %</text:p>
          </table:table-cell>
          <table:table-cell table:style-name="ce4" table:formula="of:=[.H2]/[.$I2]" office:value-type="percentage" office:value="0.0505929851122887" calcext:value-type="percentage">
            <text:p>5.06 %</text:p>
          </table:table-cell>
          <table:table-cell table:style-name="ce6" table:formula="of:=SUM([.B3:.H3])" office:value-type="percentage" office:value="1" calcext:value-type="percentage">
            <text:p>100.00 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ausverwaltung</text:p>
          </table:table-cell>
          <table:table-cell table:style-name="ce3" table:formula="of:=[$Personalkosten.B$35]" office:value-type="currency" office:currency="EUR" office:value="124000" calcext:value-type="currency">
            <text:p>124,000.00 €</text:p>
          </table:table-cell>
          <table:table-cell table:style-name="ce3" table:formula="of:=[$Materialkosten.B$2]" office:value-type="currency" office:currency="EUR" office:value="300" calcext:value-type="currency">
            <text:p>300.00 €</text:p>
          </table:table-cell>
          <table:table-cell table:style-name="ce3" table:formula="of:=[$Energiekosten.B$2]" office:value-type="currency" office:currency="EUR" office:value="543.4782609" calcext:value-type="currency">
            <text:p>543.48 €</text:p>
          </table:table-cell>
          <table:table-cell table:style-name="ce3" table:formula="of:=[$Kommunikationskosten.B$2]" office:value-type="currency" office:currency="EUR" office:value="0" calcext:value-type="currency">
            <text:p>0.00 €</text:p>
          </table:table-cell>
          <table:table-cell table:style-name="ce3" table:formula="of:=[$Wartung.B$2]" office:value-type="currency" office:currency="EUR" office:value="331.5217391" calcext:value-type="currency">
            <text:p>331.52 €</text:p>
          </table:table-cell>
          <table:table-cell table:style-name="ce3" table:formula="of:=[$SonstigeKosten.B$20]" office:value-type="currency" office:currency="EUR" office:value="108.6956522" calcext:value-type="currency">
            <text:p>108.70 €</text:p>
          </table:table-cell>
          <table:table-cell table:style-name="ce3" table:formula="of:=[$Betriebsmittelnutzung.B$15]" office:value-type="currency" office:currency="EUR" office:value="2092.173913" calcext:value-type="currency">
            <text:p>2,092.17 €</text:p>
          </table:table-cell>
          <table:table-cell table:style-name="ce7" table:formula="of:=SUM([.B4:.H4])" office:value-type="currency" office:currency="EUR" office:value="127375.8695652" calcext:value-type="currency">
            <text:p>127,375.87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tsleitung</text:p>
          </table:table-cell>
          <table:table-cell table:style-name="ce3" table:formula="of:=[$Personalkosten.C$35]" office:value-type="currency" office:currency="EUR" office:value="111000" calcext:value-type="currency">
            <text:p>111,000.00 €</text:p>
          </table:table-cell>
          <table:table-cell table:style-name="ce3" table:formula="of:=[$Materialkosten.C$2]" office:value-type="currency" office:currency="EUR" office:value="6600" calcext:value-type="currency">
            <text:p>6,600.00 €</text:p>
          </table:table-cell>
          <table:table-cell table:style-name="ce3" table:formula="of:=[$Energiekosten.C$2]" office:value-type="currency" office:currency="EUR" office:value="4891.304348" calcext:value-type="currency">
            <text:p>4,891.30 €</text:p>
          </table:table-cell>
          <table:table-cell table:style-name="ce3" table:formula="of:=[$Kommunikationskosten.C$2]" office:value-type="currency" office:currency="EUR" office:value="6000" calcext:value-type="currency">
            <text:p>6,000.00 €</text:p>
          </table:table-cell>
          <table:table-cell table:style-name="ce3" table:formula="of:=[$Wartung.C$2]" office:value-type="currency" office:currency="EUR" office:value="2983.695652" calcext:value-type="currency">
            <text:p>2,983.70 €</text:p>
          </table:table-cell>
          <table:table-cell table:style-name="ce3" table:formula="of:=[$SonstigeKosten.C$20]" office:value-type="currency" office:currency="EUR" office:value="6478.26087" calcext:value-type="currency">
            <text:p>6,478.26 €</text:p>
          </table:table-cell>
          <table:table-cell table:style-name="ce3" table:formula="of:=[$Betriebsmittelnutzung.C$15]" office:value-type="currency" office:currency="EUR" office:value="18829.56522" calcext:value-type="currency">
            <text:p>18,829.57 €</text:p>
          </table:table-cell>
          <table:table-cell table:style-name="ce7" table:formula="of:=SUM([.B5:.H5])" office:value-type="currency" office:currency="EUR" office:value="156782.82609" calcext:value-type="currency">
            <text:p>156,782.83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äsidialabteilung A</text:p>
          </table:table-cell>
          <table:table-cell table:style-name="ce3" table:formula="of:=[$Personalkosten.D$35]" office:value-type="currency" office:currency="EUR" office:value="549000" calcext:value-type="currency">
            <text:p>549,000.00 €</text:p>
          </table:table-cell>
          <table:table-cell table:style-name="ce3" table:formula="of:=[$Materialkosten.D$2]" office:value-type="currency" office:currency="EUR" office:value="9300" calcext:value-type="currency">
            <text:p>9,300.00 €</text:p>
          </table:table-cell>
          <table:table-cell table:style-name="ce3" table:formula="of:=[$Energiekosten.D$2]" office:value-type="currency" office:currency="EUR" office:value="1630.434783" calcext:value-type="currency">
            <text:p>1,630.43 €</text:p>
          </table:table-cell>
          <table:table-cell table:style-name="ce3" table:formula="of:=[$Kommunikationskosten.D$2]" office:value-type="currency" office:currency="EUR" office:value="10000" calcext:value-type="currency">
            <text:p>10,000.00 €</text:p>
          </table:table-cell>
          <table:table-cell table:style-name="ce3" table:formula="of:=[$Wartung.D$2]" office:value-type="currency" office:currency="EUR" office:value="994.5652174" calcext:value-type="currency">
            <text:p>994.57 €</text:p>
          </table:table-cell>
          <table:table-cell table:style-name="ce3" table:formula="of:=[$SonstigeKosten.D$20]" office:value-type="currency" office:currency="EUR" office:value="3826.086957" calcext:value-type="currency">
            <text:p>3,826.09 €</text:p>
          </table:table-cell>
          <table:table-cell table:style-name="ce3" table:formula="of:=[$Betriebsmittelnutzung.D$15]" office:value-type="currency" office:currency="EUR" office:value="6276.521739" calcext:value-type="currency">
            <text:p>6,276.52 €</text:p>
          </table:table-cell>
          <table:table-cell table:style-name="ce7" table:formula="of:=SUM([.B6:.H6])" office:value-type="currency" office:currency="EUR" office:value="581027.6086964" calcext:value-type="currency">
            <text:p>581,027.61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anzlei</text:p>
          </table:table-cell>
          <table:table-cell table:style-name="ce3" table:formula="of:=[$Personalkosten.E$35]" office:value-type="currency" office:currency="EUR" office:value="254000" calcext:value-type="currency">
            <text:p>254,000.00 €</text:p>
          </table:table-cell>
          <table:table-cell table:style-name="ce3" table:formula="of:=[$Materialkosten.E$2]" office:value-type="currency" office:currency="EUR" office:value="17400" calcext:value-type="currency">
            <text:p>17,400.00 €</text:p>
          </table:table-cell>
          <table:table-cell table:style-name="ce3" table:formula="of:=[$Energiekosten.E$2]" office:value-type="currency" office:currency="EUR" office:value="10869.56522" calcext:value-type="currency">
            <text:p>10,869.57 €</text:p>
          </table:table-cell>
          <table:table-cell table:style-name="ce3" table:formula="of:=[$Kommunikationskosten.E$2]" office:value-type="currency" office:currency="EUR" office:value="5000" calcext:value-type="currency">
            <text:p>5,000.00 €</text:p>
          </table:table-cell>
          <table:table-cell table:style-name="ce3" table:formula="of:=[$Wartung.E$2]" office:value-type="currency" office:currency="EUR" office:value="6630.434783" calcext:value-type="currency">
            <text:p>6,630.43 €</text:p>
          </table:table-cell>
          <table:table-cell table:style-name="ce3" table:formula="of:=[$SonstigeKosten.E$20]" office:value-type="currency" office:currency="EUR" office:value="3673.913043" calcext:value-type="currency">
            <text:p>3,673.91 €</text:p>
          </table:table-cell>
          <table:table-cell table:style-name="ce3" table:formula="of:=[$Betriebsmittelnutzung.E$15]" office:value-type="currency" office:currency="EUR" office:value="41843.47826" calcext:value-type="currency">
            <text:p>41,843.48 €</text:p>
          </table:table-cell>
          <table:table-cell table:style-name="ce7" table:formula="of:=SUM([.B7:.H7])" office:value-type="currency" office:currency="EUR" office:value="339417.391306" calcext:value-type="currency">
            <text:p>339,417.39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uchhaltung</text:p>
          </table:table-cell>
          <table:table-cell table:style-name="ce3" table:formula="of:=[$Personalkosten.F$35]" office:value-type="currency" office:currency="EUR" office:value="731000" calcext:value-type="currency">
            <text:p>731,000.00 €</text:p>
          </table:table-cell>
          <table:table-cell table:style-name="ce3" table:formula="of:=[$Materialkosten.F$2]" office:value-type="currency" office:currency="EUR" office:value="2100" calcext:value-type="currency">
            <text:p>2,100.00 €</text:p>
          </table:table-cell>
          <table:table-cell table:style-name="ce3" table:formula="of:=[$Energiekosten.F$2]" office:value-type="currency" office:currency="EUR" office:value="12771.73913" calcext:value-type="currency">
            <text:p>12,771.74 €</text:p>
          </table:table-cell>
          <table:table-cell table:style-name="ce3" table:formula="of:=[$Kommunikationskosten.F$2]" office:value-type="currency" office:currency="EUR" office:value="19000" calcext:value-type="currency">
            <text:p>19,000.00 €</text:p>
          </table:table-cell>
          <table:table-cell table:style-name="ce3" table:formula="of:=[$Wartung.F$2]" office:value-type="currency" office:currency="EUR" office:value="7790.76087" calcext:value-type="currency">
            <text:p>7,790.76 €</text:p>
          </table:table-cell>
          <table:table-cell table:style-name="ce3" table:formula="of:=[$SonstigeKosten.F$20]" office:value-type="currency" office:currency="EUR" office:value="5054.347826" calcext:value-type="currency">
            <text:p>5,054.35 €</text:p>
          </table:table-cell>
          <table:table-cell table:style-name="ce3" table:formula="of:=[$Betriebsmittelnutzung.F$15]" office:value-type="currency" office:currency="EUR" office:value="49166.08696" calcext:value-type="currency">
            <text:p>49,166.09 €</text:p>
          </table:table-cell>
          <table:table-cell table:style-name="ce7" table:formula="of:=SUM([.B8:.H8])" office:value-type="currency" office:currency="EUR" office:value="826882.934786" calcext:value-type="currency">
            <text:p>826,882.93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äsidialabteilung B</text:p>
          </table:table-cell>
          <table:table-cell table:style-name="ce3" table:formula="of:=[$Personalkosten.G$35]" office:value-type="currency" office:currency="EUR" office:value="189000" calcext:value-type="currency">
            <text:p>189,000.00 €</text:p>
          </table:table-cell>
          <table:table-cell table:style-name="ce3" table:formula="of:=[$Materialkosten.G$2]" office:value-type="currency" office:currency="EUR" office:value="4200" calcext:value-type="currency">
            <text:p>4,200.00 €</text:p>
          </table:table-cell>
          <table:table-cell table:style-name="ce3" table:formula="of:=[$Energiekosten.G$2]" office:value-type="currency" office:currency="EUR" office:value="3260.869565" calcext:value-type="currency">
            <text:p>3,260.87 €</text:p>
          </table:table-cell>
          <table:table-cell table:style-name="ce3" table:formula="of:=[$Kommunikationskosten.G$2]" office:value-type="currency" office:currency="EUR" office:value="11000" calcext:value-type="currency">
            <text:p>11,000.00 €</text:p>
          </table:table-cell>
          <table:table-cell table:style-name="ce3" table:formula="of:=[$Wartung.G$2]" office:value-type="currency" office:currency="EUR" office:value="1989.130435" calcext:value-type="currency">
            <text:p>1,989.13 €</text:p>
          </table:table-cell>
          <table:table-cell table:style-name="ce3" table:formula="of:=[$SonstigeKosten.G$20]" office:value-type="currency" office:currency="EUR" office:value="3152.173913" calcext:value-type="currency">
            <text:p>3,152.17 €</text:p>
          </table:table-cell>
          <table:table-cell table:style-name="ce3" table:formula="of:=[$Betriebsmittelnutzung.G$15]" office:value-type="currency" office:currency="EUR" office:value="12553.04348" calcext:value-type="currency">
            <text:p>12,553.04 €</text:p>
          </table:table-cell>
          <table:table-cell table:style-name="ce7" table:formula="of:=SUM([.B9:.H9])" office:value-type="currency" office:currency="EUR" office:value="225155.217393" calcext:value-type="currency">
            <text:p>225,155.22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Ärztlicher Dienst</text:p>
          </table:table-cell>
          <table:table-cell table:style-name="ce3" table:formula="of:=[$Personalkosten.H$35]" office:value-type="currency" office:currency="EUR" office:value="110000" calcext:value-type="currency">
            <text:p>110,000.00 €</text:p>
          </table:table-cell>
          <table:table-cell table:style-name="ce3" table:formula="of:=[$Materialkosten.H$2]" office:value-type="currency" office:currency="EUR" office:value="2100" calcext:value-type="currency">
            <text:p>2,100.00 €</text:p>
          </table:table-cell>
          <table:table-cell table:style-name="ce3" table:formula="of:=[$Energiekosten.H$2]" office:value-type="currency" office:currency="EUR" office:value="1630.434783" calcext:value-type="currency">
            <text:p>1,630.43 €</text:p>
          </table:table-cell>
          <table:table-cell table:style-name="ce3" table:formula="of:=[$Kommunikationskosten.H$2]" office:value-type="currency" office:currency="EUR" office:value="1000" calcext:value-type="currency">
            <text:p>1,000.00 €</text:p>
          </table:table-cell>
          <table:table-cell table:style-name="ce3" table:formula="of:=[$Wartung.H$2]" office:value-type="currency" office:currency="EUR" office:value="994.5652174" calcext:value-type="currency">
            <text:p>994.57 €</text:p>
          </table:table-cell>
          <table:table-cell table:style-name="ce3" table:formula="of:=[$SonstigeKosten.H$20]" office:value-type="currency" office:currency="EUR" office:value="2326.086957" calcext:value-type="currency">
            <text:p>2,326.09 €</text:p>
          </table:table-cell>
          <table:table-cell table:style-name="ce3" table:formula="of:=[$Betriebsmittelnutzung.H$15]" office:value-type="currency" office:currency="EUR" office:value="6276.521739" calcext:value-type="currency">
            <text:p>6,276.52 €</text:p>
          </table:table-cell>
          <table:table-cell table:style-name="ce7" table:formula="of:=SUM([.B10:.H10])" office:value-type="currency" office:currency="EUR" office:value="124327.6086964" calcext:value-type="currency">
            <text:p>124,327.61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schäftsabteilung 1</text:p>
          </table:table-cell>
          <table:table-cell table:style-name="ce3" table:formula="of:=[$Personalkosten.I$35]" office:value-type="currency" office:currency="EUR" office:value="302000" calcext:value-type="currency">
            <text:p>302,000.00 €</text:p>
          </table:table-cell>
          <table:table-cell table:style-name="ce3" table:formula="of:=[$Materialkosten.I$2]" office:value-type="currency" office:currency="EUR" office:value="5400" calcext:value-type="currency">
            <text:p>5,400.00 €</text:p>
          </table:table-cell>
          <table:table-cell table:style-name="ce3" table:formula="of:=[$Energiekosten.I$2]" office:value-type="currency" office:currency="EUR" office:value="4347.826087" calcext:value-type="currency">
            <text:p>4,347.83 €</text:p>
          </table:table-cell>
          <table:table-cell table:style-name="ce3" table:formula="of:=[$Kommunikationskosten.I$2]" office:value-type="currency" office:currency="EUR" office:value="34000" calcext:value-type="currency">
            <text:p>34,000.00 €</text:p>
          </table:table-cell>
          <table:table-cell table:style-name="ce3" table:formula="of:=[$Wartung.I$2]" office:value-type="currency" office:currency="EUR" office:value="2652.173913" calcext:value-type="currency">
            <text:p>2,652.17 €</text:p>
          </table:table-cell>
          <table:table-cell table:style-name="ce3" table:formula="of:=[$SonstigeKosten.I$20]" office:value-type="currency" office:currency="EUR" office:value="74869.56522" calcext:value-type="currency">
            <text:p>74,869.57 €</text:p>
          </table:table-cell>
          <table:table-cell table:style-name="ce3" table:formula="of:=[$Betriebsmittelnutzung.I$15]" office:value-type="currency" office:currency="EUR" office:value="16737.3913" calcext:value-type="currency">
            <text:p>16,737.39 €</text:p>
          </table:table-cell>
          <table:table-cell table:style-name="ce7" table:formula="of:=SUM([.B11:.H11])" office:value-type="currency" office:currency="EUR" office:value="440006.95652" calcext:value-type="currency">
            <text:p>440,006.96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schäftsabteilung 2</text:p>
          </table:table-cell>
          <table:table-cell table:style-name="ce3" table:formula="of:=[$Personalkosten.J$35]" office:value-type="currency" office:currency="EUR" office:value="628000" calcext:value-type="currency">
            <text:p>628,000.00 €</text:p>
          </table:table-cell>
          <table:table-cell table:style-name="ce3" table:formula="of:=[$Materialkosten.J$2]" office:value-type="currency" office:currency="EUR" office:value="12000" calcext:value-type="currency">
            <text:p>12,000.00 €</text:p>
          </table:table-cell>
          <table:table-cell table:style-name="ce3" table:formula="of:=[$Energiekosten.J$2]" office:value-type="currency" office:currency="EUR" office:value="8967.391304" calcext:value-type="currency">
            <text:p>8,967.39 €</text:p>
          </table:table-cell>
          <table:table-cell table:style-name="ce3" table:formula="of:=[$Kommunikationskosten.J$2]" office:value-type="currency" office:currency="EUR" office:value="13000" calcext:value-type="currency">
            <text:p>13,000.00 €</text:p>
          </table:table-cell>
          <table:table-cell table:style-name="ce3" table:formula="of:=[$Wartung.J$2]" office:value-type="currency" office:currency="EUR" office:value="5470.108696" calcext:value-type="currency">
            <text:p>5,470.11 €</text:p>
          </table:table-cell>
          <table:table-cell table:style-name="ce3" table:formula="of:=[$SonstigeKosten.J$20]" office:value-type="currency" office:currency="EUR" office:value="98793.47826" calcext:value-type="currency">
            <text:p>98,793.48 €</text:p>
          </table:table-cell>
          <table:table-cell table:style-name="ce3" table:formula="of:=[$Betriebsmittelnutzung.J$15]" office:value-type="currency" office:currency="EUR" office:value="34520.86957" calcext:value-type="currency">
            <text:p>34,520.87 €</text:p>
          </table:table-cell>
          <table:table-cell table:style-name="ce7" table:formula="of:=SUM([.B12:.H12])" office:value-type="currency" office:currency="EUR" office:value="800751.84783" calcext:value-type="currency">
            <text:p>800,751.85 €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2. Instanz</text:p>
          </table:table-cell>
          <table:table-cell table:style-name="ce3" table:formula="of:=[$Personalkosten.K$35]" office:value-type="currency" office:currency="EUR" office:value="133000" calcext:value-type="currency">
            <text:p>133,000.00 €</text:p>
          </table:table-cell>
          <table:table-cell table:style-name="ce3" table:formula="of:=[$Materialkosten.K$2]" office:value-type="currency" office:currency="EUR" office:value="600" calcext:value-type="currency">
            <text:p>600.00 €</text:p>
          </table:table-cell>
          <table:table-cell table:style-name="ce3" table:formula="of:=[$Energiekosten.K$2]" office:value-type="currency" office:currency="EUR" office:value="1086.956522" calcext:value-type="currency">
            <text:p>1,086.96 €</text:p>
          </table:table-cell>
          <table:table-cell table:style-name="ce3" table:formula="of:=[$Kommunikationskosten.K$2]" office:value-type="currency" office:currency="EUR" office:value="1000" calcext:value-type="currency">
            <text:p>1,000.00 €</text:p>
          </table:table-cell>
          <table:table-cell table:style-name="ce3" table:formula="of:=[$Wartung.K$2]" office:value-type="currency" office:currency="EUR" office:value="663.0434783" calcext:value-type="currency">
            <text:p>663.04 €</text:p>
          </table:table-cell>
          <table:table-cell table:style-name="ce3" table:formula="of:=[$SonstigeKosten.K$20]" office:value-type="currency" office:currency="EUR" office:value="42217.3913" calcext:value-type="currency">
            <text:p>42,217.39 €</text:p>
          </table:table-cell>
          <table:table-cell table:style-name="ce3" table:formula="of:=[$Betriebsmittelnutzung.K$15]" office:value-type="currency" office:currency="EUR" office:value="4184.347826" calcext:value-type="currency">
            <text:p>4,184.35 €</text:p>
          </table:table-cell>
          <table:table-cell table:style-name="ce7" table:formula="of:=SUM([.B13:.H13])" office:value-type="currency" office:currency="EUR" office:value="182751.7391263" calcext:value-type="currency">
            <text:p>182,751.74 €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MME</text:p>
          </table:table-cell>
          <table:table-cell table:style-name="ce5" table:formula="of:=SUM([.B4:.B13])" office:value-type="currency" office:currency="EUR" office:value="3131000" calcext:value-type="currency">
            <text:p>3,131,000.00 €</text:p>
          </table:table-cell>
          <table:table-cell table:style-name="ce5" table:formula="of:=SUM([.C4:.C13])" office:value-type="currency" office:currency="EUR" office:value="60000" calcext:value-type="currency">
            <text:p>60,000.00 €</text:p>
          </table:table-cell>
          <table:table-cell table:style-name="ce5" table:formula="of:=SUM([.D4:.D13])" office:value-type="currency" office:currency="EUR" office:value="50000.0000029" calcext:value-type="currency">
            <text:p>50,000.00 €</text:p>
          </table:table-cell>
          <table:table-cell table:style-name="ce5" table:formula="of:=SUM([.E4:.E13])" office:value-type="currency" office:currency="EUR" office:value="100000" calcext:value-type="currency">
            <text:p>100,000.00 €</text:p>
          </table:table-cell>
          <table:table-cell table:style-name="ce5" table:formula="of:=SUM([.F4:.F13])" office:value-type="currency" office:currency="EUR" office:value="30500.0000012" calcext:value-type="currency">
            <text:p>30,500.00 €</text:p>
          </table:table-cell>
          <table:table-cell table:style-name="ce5" table:formula="of:=SUM([.G4:.G13])" office:value-type="currency" office:currency="EUR" office:value="240499.9999982" calcext:value-type="currency">
            <text:p>240,500.00 €</text:p>
          </table:table-cell>
          <table:table-cell table:style-name="ce5" table:formula="of:=SUM([.H4:.H13])" office:value-type="currency" office:currency="EUR" office:value="192480.000007" calcext:value-type="currency">
            <text:p>192,480.00 €</text:p>
          </table:table-cell>
          <table:table-cell table:style-name="ce7" table:formula="of:=SUM([.B14:.H14])" office:value-type="currency" office:currency="EUR" office:value="3804480.0000093" calcext:value-type="currency">
            <text:p>3,804,480.00 €</text:p>
          </table:table-cell>
          <table:table-cell table:number-columns-repeated="1015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märkostenStufenleitverfahen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9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"/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27" office:value-type="string" calcext:value-type="string">
            <text:p>Schiedskommission 2. Instanz</text:p>
          </table:table-cell>
          <table:table-cell table:style-name="ce1" office:value-type="string" calcext:value-type="string">
            <text:p>SUMME</text:p>
          </table:table-cell>
          <table:table-cell table:style-name="ce32" table:number-columns-spanned="1" table:number-rows-spanned="22"/>
          <table:table-cell table:number-columns-repeated="1011"/>
        </table:table-row>
        <table:table-row table:style-name="ro1">
          <table:table-cell table:style-name="ce1" office:value-type="string" calcext:value-type="string">
            <text:p>Personalkosten</text:p>
          </table:table-cell>
          <table:table-cell table:style-name="ce3" table:formula="of:=[$Primärkosten.B$4]" office:value-type="currency" office:currency="EUR" office:value="124000" calcext:value-type="currency">
            <text:p>124,000.00 €</text:p>
          </table:table-cell>
          <table:table-cell table:style-name="ce3" table:formula="of:=[$Primärkosten.$B5]" office:value-type="currency" office:currency="EUR" office:value="111000" calcext:value-type="currency">
            <text:p>111,000.00 €</text:p>
          </table:table-cell>
          <table:table-cell table:style-name="ce3" table:formula="of:=[$Primärkosten.$B6]" office:value-type="currency" office:currency="EUR" office:value="549000" calcext:value-type="currency">
            <text:p>549,000.00 €</text:p>
          </table:table-cell>
          <table:table-cell table:style-name="ce3" table:formula="of:=[$Primärkosten.$B7]" office:value-type="currency" office:currency="EUR" office:value="254000" calcext:value-type="currency">
            <text:p>254,000.00 €</text:p>
          </table:table-cell>
          <table:table-cell table:style-name="ce3" table:formula="of:=[$Primärkosten.$B8]" office:value-type="currency" office:currency="EUR" office:value="731000" calcext:value-type="currency">
            <text:p>731,000.00 €</text:p>
          </table:table-cell>
          <table:table-cell table:style-name="ce3" table:formula="of:=[$Primärkosten.$B9]" office:value-type="currency" office:currency="EUR" office:value="189000" calcext:value-type="currency">
            <text:p>189,000.00 €</text:p>
          </table:table-cell>
          <table:table-cell table:style-name="ce3" table:formula="of:=[$Primärkosten.$B10]" office:value-type="currency" office:currency="EUR" office:value="110000" calcext:value-type="currency">
            <text:p>110,000.00 €</text:p>
          </table:table-cell>
          <table:table-cell table:style-name="ce3" table:formula="of:=[$Primärkosten.$B11]" office:value-type="currency" office:currency="EUR" office:value="302000" calcext:value-type="currency">
            <text:p>302,000.00 €</text:p>
          </table:table-cell>
          <table:table-cell table:style-name="ce3" table:formula="of:=[$Primärkosten.$B12]" office:value-type="currency" office:currency="EUR" office:value="628000" calcext:value-type="currency">
            <text:p>628,000.00 €</text:p>
          </table:table-cell>
          <table:table-cell table:style-name="ce3" table:formula="of:=[$Primärkosten.$B13]" office:value-type="currency" office:currency="EUR" office:value="133000" calcext:value-type="currency">
            <text:p>133,000.00 €</text:p>
          </table:table-cell>
          <table:table-cell table:style-name="ce3" table:formula="of:=[$Primärkosten.$B14]" office:value-type="currency" office:currency="EUR" office:value="3131000" calcext:value-type="currency">
            <text:p>3,131,00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Materialkosten</text:p>
          </table:table-cell>
          <table:table-cell table:style-name="ce3" table:formula="of:=[$Primärkosten.$C$4]" office:value-type="currency" office:currency="EUR" office:value="300" calcext:value-type="currency">
            <text:p>300.00 €</text:p>
          </table:table-cell>
          <table:table-cell table:style-name="ce3" table:formula="of:=[$Primärkosten.$C$5]" office:value-type="currency" office:currency="EUR" office:value="6600" calcext:value-type="currency">
            <text:p>6,600.00 €</text:p>
          </table:table-cell>
          <table:table-cell table:style-name="ce3" table:formula="of:=[$Primärkosten.$C$6]" office:value-type="currency" office:currency="EUR" office:value="9300" calcext:value-type="currency">
            <text:p>9,300.00 €</text:p>
          </table:table-cell>
          <table:table-cell table:style-name="ce3" table:formula="of:=[$Primärkosten.$C$7]" office:value-type="currency" office:currency="EUR" office:value="17400" calcext:value-type="currency">
            <text:p>17,400.00 €</text:p>
          </table:table-cell>
          <table:table-cell table:style-name="ce3" table:formula="of:=[$Primärkosten.$C$8]" office:value-type="currency" office:currency="EUR" office:value="2100" calcext:value-type="currency">
            <text:p>2,100.00 €</text:p>
          </table:table-cell>
          <table:table-cell table:style-name="ce3" table:formula="of:=[$Primärkosten.$C$9]" office:value-type="currency" office:currency="EUR" office:value="4200" calcext:value-type="currency">
            <text:p>4,200.00 €</text:p>
          </table:table-cell>
          <table:table-cell table:style-name="ce3" table:formula="of:=[$Primärkosten.$C$10]" office:value-type="currency" office:currency="EUR" office:value="2100" calcext:value-type="currency">
            <text:p>2,100.00 €</text:p>
          </table:table-cell>
          <table:table-cell table:style-name="ce3" table:formula="of:=[$Primärkosten.$C$11]" office:value-type="currency" office:currency="EUR" office:value="5400" calcext:value-type="currency">
            <text:p>5,400.00 €</text:p>
          </table:table-cell>
          <table:table-cell table:style-name="ce3" table:formula="of:=[$Primärkosten.$C$12]" office:value-type="currency" office:currency="EUR" office:value="12000" calcext:value-type="currency">
            <text:p>12,000.00 €</text:p>
          </table:table-cell>
          <table:table-cell table:style-name="ce3" table:formula="of:=[$Primärkosten.$C$13]" office:value-type="currency" office:currency="EUR" office:value="600" calcext:value-type="currency">
            <text:p>600.00 €</text:p>
          </table:table-cell>
          <table:table-cell table:style-name="ce3" table:formula="of:=[$Primärkosten.$C$14]" office:value-type="currency" office:currency="EUR" office:value="60000" calcext:value-type="currency">
            <text:p>60,00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Energiekosten</text:p>
          </table:table-cell>
          <table:table-cell table:style-name="ce3" table:formula="of:=[$Primärkosten.$D$4]" office:value-type="currency" office:currency="EUR" office:value="543.4782609" calcext:value-type="currency">
            <text:p>543.48 €</text:p>
          </table:table-cell>
          <table:table-cell table:style-name="ce3" table:formula="of:=[$Primärkosten.$D$5]" office:value-type="currency" office:currency="EUR" office:value="4891.304348" calcext:value-type="currency">
            <text:p>4,891.30 €</text:p>
          </table:table-cell>
          <table:table-cell table:style-name="ce3" table:formula="of:=[$Primärkosten.$D$6]" office:value-type="currency" office:currency="EUR" office:value="1630.434783" calcext:value-type="currency">
            <text:p>1,630.43 €</text:p>
          </table:table-cell>
          <table:table-cell table:style-name="ce3" table:formula="of:=[$Primärkosten.$D$7]" office:value-type="currency" office:currency="EUR" office:value="10869.56522" calcext:value-type="currency">
            <text:p>10,869.57 €</text:p>
          </table:table-cell>
          <table:table-cell table:style-name="ce3" table:formula="of:=[$Primärkosten.$D$8]" office:value-type="currency" office:currency="EUR" office:value="12771.73913" calcext:value-type="currency">
            <text:p>12,771.74 €</text:p>
          </table:table-cell>
          <table:table-cell table:style-name="ce3" table:formula="of:=[$Primärkosten.$D$9]" office:value-type="currency" office:currency="EUR" office:value="3260.869565" calcext:value-type="currency">
            <text:p>3,260.87 €</text:p>
          </table:table-cell>
          <table:table-cell table:style-name="ce3" table:formula="of:=[$Primärkosten.$D$10]" office:value-type="currency" office:currency="EUR" office:value="1630.434783" calcext:value-type="currency">
            <text:p>1,630.43 €</text:p>
          </table:table-cell>
          <table:table-cell table:style-name="ce3" table:formula="of:=[$Primärkosten.$D$11]" office:value-type="currency" office:currency="EUR" office:value="4347.826087" calcext:value-type="currency">
            <text:p>4,347.83 €</text:p>
          </table:table-cell>
          <table:table-cell table:style-name="ce3" table:formula="of:=[$Primärkosten.$D$12]" office:value-type="currency" office:currency="EUR" office:value="8967.391304" calcext:value-type="currency">
            <text:p>8,967.39 €</text:p>
          </table:table-cell>
          <table:table-cell table:style-name="ce3" table:formula="of:=[$Primärkosten.$D$13]" office:value-type="currency" office:currency="EUR" office:value="1086.956522" calcext:value-type="currency">
            <text:p>1,086.96 €</text:p>
          </table:table-cell>
          <table:table-cell table:style-name="ce3" table:formula="of:=[$Primärkosten.$D$14]" office:value-type="currency" office:currency="EUR" office:value="50000" calcext:value-type="currency">
            <text:p>50,00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Kommunikationskosten</text:p>
          </table:table-cell>
          <table:table-cell table:style-name="ce3" table:formula="of:=[$Primärkosten.$E$4]" office:value-type="currency" office:currency="EUR" office:value="0" calcext:value-type="currency">
            <text:p>0.00 €</text:p>
          </table:table-cell>
          <table:table-cell table:style-name="ce3" table:formula="of:=[$Primärkosten.$E$5]" office:value-type="currency" office:currency="EUR" office:value="6000" calcext:value-type="currency">
            <text:p>6,000.00 €</text:p>
          </table:table-cell>
          <table:table-cell table:style-name="ce3" table:formula="of:=[$Primärkosten.$E$6]" office:value-type="currency" office:currency="EUR" office:value="10000" calcext:value-type="currency">
            <text:p>10,000.00 €</text:p>
          </table:table-cell>
          <table:table-cell table:style-name="ce3" table:formula="of:=[$Primärkosten.$E$7]" office:value-type="currency" office:currency="EUR" office:value="5000" calcext:value-type="currency">
            <text:p>5,000.00 €</text:p>
          </table:table-cell>
          <table:table-cell table:style-name="ce3" table:formula="of:=[$Primärkosten.$E$8]" office:value-type="currency" office:currency="EUR" office:value="19000" calcext:value-type="currency">
            <text:p>19,000.00 €</text:p>
          </table:table-cell>
          <table:table-cell table:style-name="ce3" table:formula="of:=[$Primärkosten.$E$9]" office:value-type="currency" office:currency="EUR" office:value="11000" calcext:value-type="currency">
            <text:p>11,000.00 €</text:p>
          </table:table-cell>
          <table:table-cell table:style-name="ce3" table:formula="of:=[$Primärkosten.$E$10]" office:value-type="currency" office:currency="EUR" office:value="1000" calcext:value-type="currency">
            <text:p>1,000.00 €</text:p>
          </table:table-cell>
          <table:table-cell table:style-name="ce3" table:formula="of:=[$Primärkosten.$E$11]" office:value-type="currency" office:currency="EUR" office:value="34000" calcext:value-type="currency">
            <text:p>34,000.00 €</text:p>
          </table:table-cell>
          <table:table-cell table:style-name="ce3" table:formula="of:=[$Primärkosten.$E$12]" office:value-type="currency" office:currency="EUR" office:value="13000" calcext:value-type="currency">
            <text:p>13,000.00 €</text:p>
          </table:table-cell>
          <table:table-cell table:style-name="ce3" table:formula="of:=[$Primärkosten.$E$13]" office:value-type="currency" office:currency="EUR" office:value="1000" calcext:value-type="currency">
            <text:p>1,000.00 €</text:p>
          </table:table-cell>
          <table:table-cell table:style-name="ce3" table:formula="of:=[$Primärkosten.$E$14]" office:value-type="currency" office:currency="EUR" office:value="100000" calcext:value-type="currency">
            <text:p>100,00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Instandhaltung, Reparatur und Wartung</text:p>
          </table:table-cell>
          <table:table-cell table:style-name="ce3" table:formula="of:=[$Primärkosten.$F$4]" office:value-type="currency" office:currency="EUR" office:value="331.5217391" calcext:value-type="currency">
            <text:p>331.52 €</text:p>
          </table:table-cell>
          <table:table-cell table:style-name="ce3" table:formula="of:=[$Primärkosten.$F$5]" office:value-type="currency" office:currency="EUR" office:value="2983.695652" calcext:value-type="currency">
            <text:p>2,983.70 €</text:p>
          </table:table-cell>
          <table:table-cell table:style-name="ce3" table:formula="of:=[$Primärkosten.$F$6]" office:value-type="currency" office:currency="EUR" office:value="994.5652174" calcext:value-type="currency">
            <text:p>994.57 €</text:p>
          </table:table-cell>
          <table:table-cell table:style-name="ce3" table:formula="of:=[$Primärkosten.$F$7]" office:value-type="currency" office:currency="EUR" office:value="6630.434783" calcext:value-type="currency">
            <text:p>6,630.43 €</text:p>
          </table:table-cell>
          <table:table-cell table:style-name="ce3" table:formula="of:=[$Primärkosten.$F$8]" office:value-type="currency" office:currency="EUR" office:value="7790.76087" calcext:value-type="currency">
            <text:p>7,790.76 €</text:p>
          </table:table-cell>
          <table:table-cell table:style-name="ce3" table:formula="of:=[$Primärkosten.$F$9]" office:value-type="currency" office:currency="EUR" office:value="1989.130435" calcext:value-type="currency">
            <text:p>1,989.13 €</text:p>
          </table:table-cell>
          <table:table-cell table:style-name="ce3" table:formula="of:=[$Primärkosten.$F$10]" office:value-type="currency" office:currency="EUR" office:value="994.5652174" calcext:value-type="currency">
            <text:p>994.57 €</text:p>
          </table:table-cell>
          <table:table-cell table:style-name="ce3" table:formula="of:=[$Primärkosten.$F$11]" office:value-type="currency" office:currency="EUR" office:value="2652.173913" calcext:value-type="currency">
            <text:p>2,652.17 €</text:p>
          </table:table-cell>
          <table:table-cell table:style-name="ce3" table:formula="of:=[$Primärkosten.$F$12]" office:value-type="currency" office:currency="EUR" office:value="5470.108696" calcext:value-type="currency">
            <text:p>5,470.11 €</text:p>
          </table:table-cell>
          <table:table-cell table:style-name="ce3" table:formula="of:=[$Primärkosten.$F$13]" office:value-type="currency" office:currency="EUR" office:value="663.0434783" calcext:value-type="currency">
            <text:p>663.04 €</text:p>
          </table:table-cell>
          <table:table-cell table:style-name="ce3" table:formula="of:=[$Primärkosten.$F$14]" office:value-type="currency" office:currency="EUR" office:value="30500" calcext:value-type="currency">
            <text:p>30,50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Sonstige Kosten</text:p>
          </table:table-cell>
          <table:table-cell table:style-name="ce3" table:formula="of:=[$Primärkosten.$G$4]" office:value-type="currency" office:currency="EUR" office:value="108.6956522" calcext:value-type="currency">
            <text:p>108.70 €</text:p>
          </table:table-cell>
          <table:table-cell table:style-name="ce3" table:formula="of:=[$Primärkosten.$G$5]" office:value-type="currency" office:currency="EUR" office:value="6478.26087" calcext:value-type="currency">
            <text:p>6,478.26 €</text:p>
          </table:table-cell>
          <table:table-cell table:style-name="ce3" table:formula="of:=[$Primärkosten.$G$6]" office:value-type="currency" office:currency="EUR" office:value="3826.086957" calcext:value-type="currency">
            <text:p>3,826.09 €</text:p>
          </table:table-cell>
          <table:table-cell table:style-name="ce3" table:formula="of:=[$Primärkosten.$G$7]" office:value-type="currency" office:currency="EUR" office:value="3673.913043" calcext:value-type="currency">
            <text:p>3,673.91 €</text:p>
          </table:table-cell>
          <table:table-cell table:style-name="ce3" table:formula="of:=[$Primärkosten.$G$8]" office:value-type="currency" office:currency="EUR" office:value="5054.347826" calcext:value-type="currency">
            <text:p>5,054.35 €</text:p>
          </table:table-cell>
          <table:table-cell table:style-name="ce3" table:formula="of:=[$Primärkosten.$G$9]" office:value-type="currency" office:currency="EUR" office:value="3152.173913" calcext:value-type="currency">
            <text:p>3,152.17 €</text:p>
          </table:table-cell>
          <table:table-cell table:style-name="ce3" table:formula="of:=[$Primärkosten.$G$10]" office:value-type="currency" office:currency="EUR" office:value="2326.086957" calcext:value-type="currency">
            <text:p>2,326.09 €</text:p>
          </table:table-cell>
          <table:table-cell table:style-name="ce3" table:formula="of:=[$Primärkosten.$G$11]" office:value-type="currency" office:currency="EUR" office:value="74869.56522" calcext:value-type="currency">
            <text:p>74,869.57 €</text:p>
          </table:table-cell>
          <table:table-cell table:style-name="ce3" table:formula="of:=[$Primärkosten.$G$12]" office:value-type="currency" office:currency="EUR" office:value="98793.47826" calcext:value-type="currency">
            <text:p>98,793.48 €</text:p>
          </table:table-cell>
          <table:table-cell table:style-name="ce3" table:formula="of:=[$Primärkosten.$G$13]" office:value-type="currency" office:currency="EUR" office:value="42217.3913" calcext:value-type="currency">
            <text:p>42,217.39 €</text:p>
          </table:table-cell>
          <table:table-cell table:style-name="ce3" table:formula="of:=[$Primärkosten.$G$14]" office:value-type="currency" office:currency="EUR" office:value="240500" calcext:value-type="currency">
            <text:p>240,50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Betriebsmittelnutzung</text:p>
          </table:table-cell>
          <table:table-cell table:style-name="ce3" table:formula="of:=[$Primärkosten.$H$4]" office:value-type="currency" office:currency="EUR" office:value="2092.173913" calcext:value-type="currency">
            <text:p>2,092.17 €</text:p>
          </table:table-cell>
          <table:table-cell table:style-name="ce3" table:formula="of:=[$Primärkosten.$H$5]" office:value-type="currency" office:currency="EUR" office:value="18829.56522" calcext:value-type="currency">
            <text:p>18,829.57 €</text:p>
          </table:table-cell>
          <table:table-cell table:style-name="ce3" table:formula="of:=[$Primärkosten.$H$6]" office:value-type="currency" office:currency="EUR" office:value="6276.521739" calcext:value-type="currency">
            <text:p>6,276.52 €</text:p>
          </table:table-cell>
          <table:table-cell table:style-name="ce3" table:formula="of:=[$Primärkosten.$H$7]" office:value-type="currency" office:currency="EUR" office:value="41843.47826" calcext:value-type="currency">
            <text:p>41,843.48 €</text:p>
          </table:table-cell>
          <table:table-cell table:style-name="ce3" table:formula="of:=[$Primärkosten.$H$8]" office:value-type="currency" office:currency="EUR" office:value="49166.08696" calcext:value-type="currency">
            <text:p>49,166.09 €</text:p>
          </table:table-cell>
          <table:table-cell table:style-name="ce3" table:formula="of:=[$Primärkosten.$H$9]" office:value-type="currency" office:currency="EUR" office:value="12553.04348" calcext:value-type="currency">
            <text:p>12,553.04 €</text:p>
          </table:table-cell>
          <table:table-cell table:style-name="ce3" table:formula="of:=[$Primärkosten.$H$10]" office:value-type="currency" office:currency="EUR" office:value="6276.521739" calcext:value-type="currency">
            <text:p>6,276.52 €</text:p>
          </table:table-cell>
          <table:table-cell table:style-name="ce3" table:formula="of:=[$Primärkosten.$H$11]" office:value-type="currency" office:currency="EUR" office:value="16737.3913" calcext:value-type="currency">
            <text:p>16,737.39 €</text:p>
          </table:table-cell>
          <table:table-cell table:style-name="ce3" table:formula="of:=[$Primärkosten.$H$12]" office:value-type="currency" office:currency="EUR" office:value="34520.86957" calcext:value-type="currency">
            <text:p>34,520.87 €</text:p>
          </table:table-cell>
          <table:table-cell table:style-name="ce3" table:formula="of:=[$Primärkosten.$H$13]" office:value-type="currency" office:currency="EUR" office:value="4184.347826" calcext:value-type="currency">
            <text:p>4,184.35 €</text:p>
          </table:table-cell>
          <table:table-cell table:style-name="ce3" table:formula="of:=[$Primärkosten.$H$14]" office:value-type="currency" office:currency="EUR" office:value="192480" calcext:value-type="currency">
            <text:p>192,48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3" table:formula="of:=SUM([.B2:.B8])" office:value-type="currency" office:currency="EUR" office:value="127375.8695652" calcext:value-type="currency">
            <text:p>127,375.87 €</text:p>
          </table:table-cell>
          <table:table-cell table:style-name="ce13" table:formula="of:=SUM([.C2:.C8])" office:value-type="currency" office:currency="EUR" office:value="156782.82609" calcext:value-type="currency">
            <text:p>156,782.83 €</text:p>
          </table:table-cell>
          <table:table-cell table:style-name="ce13" table:formula="of:=SUM([.D2:.D8])" office:value-type="currency" office:currency="EUR" office:value="581027.6086964" calcext:value-type="currency">
            <text:p>581,027.61 €</text:p>
          </table:table-cell>
          <table:table-cell table:style-name="ce13" table:formula="of:=SUM([.E2:.E8])" office:value-type="currency" office:currency="EUR" office:value="339417.391306" calcext:value-type="currency">
            <text:p>339,417.39 €</text:p>
          </table:table-cell>
          <table:table-cell table:style-name="ce13" table:formula="of:=SUM([.F2:.F8])" office:value-type="currency" office:currency="EUR" office:value="826882.934786" calcext:value-type="currency">
            <text:p>826,882.93 €</text:p>
          </table:table-cell>
          <table:table-cell table:style-name="ce13" table:formula="of:=SUM([.G2:.G8])" office:value-type="currency" office:currency="EUR" office:value="225155.217393" calcext:value-type="currency">
            <text:p>225,155.22 €</text:p>
          </table:table-cell>
          <table:table-cell table:style-name="ce13" table:formula="of:=SUM([.H2:.H8])" office:value-type="currency" office:currency="EUR" office:value="124327.6086964" calcext:value-type="currency">
            <text:p>124,327.61 €</text:p>
          </table:table-cell>
          <table:table-cell table:style-name="ce13" table:formula="of:=SUM([.I2:.I8])" office:value-type="currency" office:currency="EUR" office:value="440006.95652" calcext:value-type="currency">
            <text:p>440,006.96 €</text:p>
          </table:table-cell>
          <table:table-cell table:style-name="ce13" table:formula="of:=SUM([.J2:.J8])" office:value-type="currency" office:currency="EUR" office:value="800751.84783" calcext:value-type="currency">
            <text:p>800,751.85 €</text:p>
          </table:table-cell>
          <table:table-cell table:style-name="ce13" table:formula="of:=SUM([.K2:.K8])" office:value-type="currency" office:currency="EUR" office:value="182751.7391263" calcext:value-type="currency">
            <text:p>182,751.74 €</text:p>
          </table:table-cell>
          <table:table-cell table:style-name="ce13" table:formula="of:=SUM([.L2:.L8])" office:value-type="currency" office:currency="EUR" office:value="3804480" calcext:value-type="currency">
            <text:p>3,804,480.00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8" office:value-type="string" calcext:value-type="string">
            <text:p>Fläche [m²]</text:p>
          </table:table-cell>
          <table:table-cell table:style-name="ce8" table:formula="of:=[$Energiekosten.$B$4]" office:value-type="float" office:value="10" calcext:value-type="float">
            <text:p>10</text:p>
          </table:table-cell>
          <table:table-cell table:style-name="ce8" table:formula="of:=[$Energiekosten.$C$4]" office:value-type="float" office:value="90" calcext:value-type="float">
            <text:p>90</text:p>
          </table:table-cell>
          <table:table-cell table:style-name="ce8" table:formula="of:=[$Energiekosten.$D$4]" office:value-type="float" office:value="30" calcext:value-type="float">
            <text:p>30</text:p>
          </table:table-cell>
          <table:table-cell table:style-name="ce8" table:formula="of:=[$Energiekosten.$E$4]" office:value-type="float" office:value="200" calcext:value-type="float">
            <text:p>200</text:p>
          </table:table-cell>
          <table:table-cell table:style-name="ce8" table:formula="of:=[$Energiekosten.$F$4]" office:value-type="float" office:value="235" calcext:value-type="float">
            <text:p>235</text:p>
          </table:table-cell>
          <table:table-cell table:style-name="ce8" table:formula="of:=[$Energiekosten.$G$4]" office:value-type="float" office:value="60" calcext:value-type="float">
            <text:p>60</text:p>
          </table:table-cell>
          <table:table-cell table:style-name="ce8" table:formula="of:=[$Energiekosten.$H$4]" office:value-type="float" office:value="30" calcext:value-type="float">
            <text:p>30</text:p>
          </table:table-cell>
          <table:table-cell table:style-name="ce8" table:formula="of:=[$Energiekosten.$I$4]" office:value-type="float" office:value="80" calcext:value-type="float">
            <text:p>80</text:p>
          </table:table-cell>
          <table:table-cell table:style-name="ce8" table:formula="of:=[$Energiekosten.$J$4]" office:value-type="float" office:value="165" calcext:value-type="float">
            <text:p>165</text:p>
          </table:table-cell>
          <table:table-cell table:style-name="ce8" table:formula="of:=[$Energiekosten.$K$4]" office:value-type="float" office:value="20" calcext:value-type="float">
            <text:p>20</text:p>
          </table:table-cell>
          <table:table-cell table:style-name="ce8" table:formula="of:=[$Energiekosten.$L$4]" office:value-type="float" office:value="920" calcext:value-type="float">
            <text:p>920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9" office:value-type="string" calcext:value-type="string">
            <text:p>Anzahl Mitarbeiter</text:p>
          </table:table-cell>
          <table:table-cell table:style-name="ce14" table:formula="of:=[$Personalkosten.B11]" office:value-type="float" office:value="5" calcext:value-type="float">
            <text:p>5</text:p>
          </table:table-cell>
          <table:table-cell table:style-name="ce14" table:formula="of:=[$Personalkosten.C11]" office:value-type="float" office:value="2" calcext:value-type="float">
            <text:p>2</text:p>
          </table:table-cell>
          <table:table-cell table:style-name="ce14" table:formula="of:=[$Personalkosten.D11]" office:value-type="float" office:value="11" calcext:value-type="float">
            <text:p>11</text:p>
          </table:table-cell>
          <table:table-cell table:style-name="ce14" table:formula="of:=[$Personalkosten.E11]" office:value-type="float" office:value="8.5" calcext:value-type="float">
            <text:p>9</text:p>
          </table:table-cell>
          <table:table-cell table:style-name="ce14" table:formula="of:=[$Personalkosten.F11]" office:value-type="float" office:value="17" calcext:value-type="float">
            <text:p>17</text:p>
          </table:table-cell>
          <table:table-cell table:style-name="ce14" table:formula="of:=[$Personalkosten.G11]" office:value-type="float" office:value="3" calcext:value-type="float">
            <text:p>3</text:p>
          </table:table-cell>
          <table:table-cell table:style-name="ce14" table:formula="of:=[$Personalkosten.H11]" office:value-type="float" office:value="2" calcext:value-type="float">
            <text:p>2</text:p>
          </table:table-cell>
          <table:table-cell table:style-name="ce14" table:formula="of:=[$Personalkosten.I11]" office:value-type="float" office:value="5.5" calcext:value-type="float">
            <text:p>6</text:p>
          </table:table-cell>
          <table:table-cell table:style-name="ce14" table:formula="of:=[$Personalkosten.J11]" office:value-type="float" office:value="13" calcext:value-type="float">
            <text:p>13</text:p>
          </table:table-cell>
          <table:table-cell table:style-name="ce14" table:formula="of:=[$Personalkosten.K11]" office:value-type="float" office:value="3" calcext:value-type="float">
            <text:p>3</text:p>
          </table:table-cell>
          <table:table-cell table:style-name="ce14" table:formula="of:=[$Personalkosten.L11]" office:value-type="float" office:value="70" calcext:value-type="float">
            <text:p>70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0" table:number-columns-repeated="3"/>
          <table:table-cell table:style-name="ce23" table:number-columns-repeated="6"/>
          <table:table-cell table:style-name="ce10" table:number-columns-repeated="3"/>
          <table:covered-table-cell table:style-name="ce33"/>
          <table:table-cell table:number-columns-repeated="1011"/>
        </table:table-row>
        <table:table-row table:style-name="ro1">
          <table:table-cell table:style-name="ce11" office:value-type="string" calcext:value-type="string">
            <text:p>Hausverwaltung</text:p>
          </table:table-cell>
          <table:table-cell table:style-name="ce15" table:formula="of:=[.B9]*0.5" office:value-type="currency" office:currency="EUR" office:value="63687.93478" calcext:value-type="currency">
            <text:p>63,687.93 €</text:p>
          </table:table-cell>
          <table:table-cell table:style-name="ce21" table:formula="of:=[.C10]*([.$B$13]/([.$L$10]-[.$B$10]))" office:value-type="currency" office:currency="EUR" office:value="6298.80673648352" calcext:value-type="currency">
            <text:p>6,298.81 €</text:p>
          </table:table-cell>
          <table:table-cell table:style-name="ce21" table:formula="of:=[.D10]*([.$B$13]/([.$L$10]-[.$B$10]))" office:value-type="currency" office:currency="EUR" office:value="2099.60224549451" calcext:value-type="currency">
            <text:p>2,099.60 €</text:p>
          </table:table-cell>
          <table:table-cell table:style-name="ce21" table:formula="of:=[.E10]*([.$B$13]/([.$L$10]-[.$B$10]))" office:value-type="currency" office:currency="EUR" office:value="13997.3483032967" calcext:value-type="currency">
            <text:p>13,997.35 €</text:p>
          </table:table-cell>
          <table:table-cell table:style-name="ce21" table:formula="of:=[.F10]*([.$B$13]/([.$L$10]-[.$B$10]))" office:value-type="currency" office:currency="EUR" office:value="16446.8842563736" calcext:value-type="currency">
            <text:p>16,446.88 €</text:p>
          </table:table-cell>
          <table:table-cell table:style-name="ce21" table:formula="of:=[.G10]*([.$B$13]/([.$L$10]-[.$B$10]))" office:value-type="currency" office:currency="EUR" office:value="4199.20449098901" calcext:value-type="currency">
            <text:p>4,199.20 €</text:p>
          </table:table-cell>
          <table:table-cell table:style-name="ce21" table:formula="of:=[.H10]*([.$B$13]/([.$L$10]-[.$B$10]))" office:value-type="currency" office:currency="EUR" office:value="2099.60224549451" calcext:value-type="currency">
            <text:p>2,099.60 €</text:p>
          </table:table-cell>
          <table:table-cell table:style-name="ce21" table:formula="of:=[.I10]*([.$B$13]/([.$L$10]-[.$B$10]))" office:value-type="currency" office:currency="EUR" office:value="5598.93932131868" calcext:value-type="currency">
            <text:p>5,598.94 €</text:p>
          </table:table-cell>
          <table:table-cell table:style-name="ce21" table:formula="of:=[.J10]*([.$B$13]/([.$L$10]-[.$B$10]))" office:value-type="currency" office:currency="EUR" office:value="11547.8123502198" calcext:value-type="currency">
            <text:p>11,547.81 €</text:p>
          </table:table-cell>
          <table:table-cell table:style-name="ce21" table:formula="of:=[.K10]*([.$B$13]/([.$L$10]-[.$B$10]))" office:value-type="currency" office:currency="EUR" office:value="1399.73483032967" calcext:value-type="currency">
            <text:p>1,399.73 €</text:p>
          </table:table-cell>
          <table:table-cell table:style-name="ce28" table:formula="of:=SUM([.B13:.K13])" office:value-type="currency" office:currency="EUR" office:value="127375.8696" calcext:value-type="currency">
            <text:p>127,375.87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1" office:value-type="string" calcext:value-type="string">
            <text:p>Amtsleitung</text:p>
          </table:table-cell>
          <table:table-cell table:style-name="ce16"/>
          <table:table-cell table:style-name="ce22" table:formula="of:=[.C13]+[.C9]" office:value-type="currency" office:currency="EUR" office:value="163081.6328" calcext:value-type="currency">
            <text:p>163,081.63 €</text:p>
          </table:table-cell>
          <table:table-cell table:style-name="ce24" table:formula="of:=([.$C$14]/([.$L$11]-SUM([.$B$11:.$C$11])))*[.D11]" office:value-type="currency" office:currency="EUR" office:value="28474.5708063492" calcext:value-type="currency">
            <text:p>28,474.57 €</text:p>
          </table:table-cell>
          <table:table-cell table:style-name="ce24" table:formula="of:=([.$C$14]/([.$L$11]-SUM([.$B$11:.$C$11])))*[.E11]" office:value-type="currency" office:currency="EUR" office:value="22003.0774412698" calcext:value-type="currency">
            <text:p>22,003.08 €</text:p>
          </table:table-cell>
          <table:table-cell table:style-name="ce24" table:formula="of:=([.$C$14]/([.$L$11]-SUM([.$B$11:.$C$11])))*[.F11]" office:value-type="currency" office:currency="EUR" office:value="44006.1548825397" calcext:value-type="currency">
            <text:p>44,006.15 €</text:p>
          </table:table-cell>
          <table:table-cell table:style-name="ce24" table:formula="of:=([.$C$14]/([.$L$11]-SUM([.$B$11:.$C$11])))*[.G11]" office:value-type="currency" office:currency="EUR" office:value="7765.79203809524" calcext:value-type="currency">
            <text:p>7,765.79 €</text:p>
          </table:table-cell>
          <table:table-cell table:style-name="ce24" table:formula="of:=([.$C$14]/([.$L$11]-SUM([.$B$11:.$C$11])))*[.H11]" office:value-type="currency" office:currency="EUR" office:value="5177.19469206349" calcext:value-type="currency">
            <text:p>5,177.19 €</text:p>
          </table:table-cell>
          <table:table-cell table:style-name="ce24" table:formula="of:=([.$C$14]/([.$L$11]-SUM([.$B$11:.$C$11])))*[.I11]" office:value-type="currency" office:currency="EUR" office:value="14237.2854031746" calcext:value-type="currency">
            <text:p>14,237.29 €</text:p>
          </table:table-cell>
          <table:table-cell table:style-name="ce24" table:formula="of:=([.$C$14]/([.$L$11]-SUM([.$B$11:.$C$11])))*[.J11]" office:value-type="currency" office:currency="EUR" office:value="33651.7654984127" calcext:value-type="currency">
            <text:p>33,651.77 €</text:p>
          </table:table-cell>
          <table:table-cell table:style-name="ce24" table:formula="of:=([.$C$14]/([.$L$11]-SUM([.$B$11:.$C$11])))*[.K11]" office:value-type="currency" office:currency="EUR" office:value="7765.79203809524" calcext:value-type="currency">
            <text:p>7,765.79 €</text:p>
          </table:table-cell>
          <table:table-cell table:style-name="ce28" table:formula="of:=SUM([.C14:.K14])" office:value-type="currency" office:currency="EUR" office:value="326163.2656" calcext:value-type="currency">
            <text:p>326,163.27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2" office:value-type="string" calcext:value-type="string">
            <text:p>Präsidialabteilung A</text:p>
          </table:table-cell>
          <table:table-cell table:style-name="ce17"/>
          <table:table-cell table:style-name="ce16"/>
          <table:table-cell table:style-name="ce22" table:formula="of:=0.25*(SUM([.D13:.D14])+[.D9])" office:value-type="currency" office:currency="EUR" office:value="152900.4454" calcext:value-type="currency">
            <text:p>152,900.45 €</text:p>
          </table:table-cell>
          <table:table-cell table:style-name="ce24" table:formula="of:=[.E11]*([.$D$15]/([.$L$11]-SUM([.$B$11:.$D$11])))" office:value-type="currency" office:currency="EUR" office:value="24993.3420365385" calcext:value-type="currency">
            <text:p>24,993.34 €</text:p>
          </table:table-cell>
          <table:table-cell table:style-name="ce24" table:formula="of:=[.F11]*([.$D$15]/([.$L$11]-SUM([.$B$11:.$D$11])))" office:value-type="currency" office:currency="EUR" office:value="49986.6840730769" calcext:value-type="currency">
            <text:p>49,986.68 €</text:p>
          </table:table-cell>
          <table:table-cell table:style-name="ce24" table:formula="of:=[.G11]*([.$D$15]/([.$L$11]-SUM([.$B$11:.$D$11])))" office:value-type="currency" office:currency="EUR" office:value="8821.17954230769" calcext:value-type="currency">
            <text:p>8,821.18 €</text:p>
          </table:table-cell>
          <table:table-cell table:style-name="ce24" table:formula="of:=[.H11]*([.$D$15]/([.$L$11]-SUM([.$B$11:.$D$11])))" office:value-type="currency" office:currency="EUR" office:value="5880.78636153846" calcext:value-type="currency">
            <text:p>5,880.79 €</text:p>
          </table:table-cell>
          <table:table-cell table:style-name="ce24" table:formula="of:=[.I11]*([.$D$15]/([.$L$11]-SUM([.$B$11:.$D$11])))" office:value-type="currency" office:currency="EUR" office:value="16172.1624942308" calcext:value-type="currency">
            <text:p>16,172.16 €</text:p>
          </table:table-cell>
          <table:table-cell table:style-name="ce24" table:formula="of:=[.J11]*([.$D$15]/([.$L$11]-SUM([.$B$11:.$D$11])))" office:value-type="currency" office:currency="EUR" office:value="38225.11135" calcext:value-type="currency">
            <text:p>38,225.11 €</text:p>
          </table:table-cell>
          <table:table-cell table:style-name="ce24" table:formula="of:=[.K11]*([.$D$15]/([.$L$11]-SUM([.$B$11:.$D$11])))" office:value-type="currency" office:currency="EUR" office:value="8821.17954230769" calcext:value-type="currency">
            <text:p>8,821.18 €</text:p>
          </table:table-cell>
          <table:table-cell table:style-name="ce28" table:formula="of:=SUM([.D15:.K15])" office:value-type="currency" office:currency="EUR" office:value="305800.8909" calcext:value-type="currency">
            <text:p>305,800.89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9" office:value-type="string" calcext:value-type="string">
            <text:p>Umlagenanteil (Kanzlei) [%]</text:p>
          </table:table-cell>
          <table:table-cell table:style-name="ce18" table:number-columns-repeated="3"/>
          <table:table-cell table:style-name="ce25" office:value-type="percentage" office:value="0.9" calcext:value-type="percentage">
            <text:p>90%</text:p>
          </table:table-cell>
          <table:table-cell table:style-name="ce25" office:value-type="percentage" office:value="0.05" calcext:value-type="percentage">
            <text:p>5%</text:p>
          </table:table-cell>
          <table:table-cell table:style-name="ce25" office:value-type="percentage" office:value="0.2" calcext:value-type="percentage">
            <text:p>20%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ce25" office:value-type="percentage" office:value="0.35" calcext:value-type="percentage">
            <text:p>35%</text:p>
          </table:table-cell>
          <table:table-cell table:style-name="ce25" office:value-type="percentage" office:value="0.2" calcext:value-type="percentage">
            <text:p>20%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ce29" table:formula="of:=SUM([.F16:.K16])" office:value-type="percentage" office:value="1" calcext:value-type="percentage">
            <text:p>100.00%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1" office:value-type="string" calcext:value-type="string">
            <text:p>Kanzlei</text:p>
          </table:table-cell>
          <table:table-cell table:style-name="ce19"/>
          <table:table-cell table:style-name="ce16"/>
          <table:table-cell table:style-name="ce19"/>
          <table:table-cell table:style-name="ce15" table:formula="of:=([.E9]+[.E13]+[.E14]+[.E15])*[.E16]" office:value-type="currency" office:currency="EUR" office:value="360370.0432" calcext:value-type="currency">
            <text:p>360,370.04 €</text:p>
          </table:table-cell>
          <table:table-cell table:style-name="ce21" table:formula="of:=[.$E$17]*[.F16]" office:value-type="currency" office:currency="EUR" office:value="18018.50216" calcext:value-type="currency">
            <text:p>18,018.50 €</text:p>
          </table:table-cell>
          <table:table-cell table:style-name="ce21" table:formula="of:=[.$E$17]*[.G16]" office:value-type="currency" office:currency="EUR" office:value="72074.00864" calcext:value-type="currency">
            <text:p>72,074.01 €</text:p>
          </table:table-cell>
          <table:table-cell table:style-name="ce21" table:formula="of:=[.$E$17]*[.H16]" office:value-type="currency" office:currency="EUR" office:value="36037.00432" calcext:value-type="currency">
            <text:p>36,037.00 €</text:p>
          </table:table-cell>
          <table:table-cell table:style-name="ce21" table:formula="of:=[.$E$17]*[.I16]" office:value-type="currency" office:currency="EUR" office:value="126129.51512" calcext:value-type="currency">
            <text:p>126,129.52 €</text:p>
          </table:table-cell>
          <table:table-cell table:style-name="ce21" table:formula="of:=[.$E$17]*[.J16]" office:value-type="currency" office:currency="EUR" office:value="72074.00864" calcext:value-type="currency">
            <text:p>72,074.01 €</text:p>
          </table:table-cell>
          <table:table-cell table:style-name="ce21" table:formula="of:=[.$E$17]*[.K16]" office:value-type="currency" office:currency="EUR" office:value="36037.00432" calcext:value-type="currency">
            <text:p>36,037.00 €</text:p>
          </table:table-cell>
          <table:table-cell table:style-name="ce30" table:formula="of:=SUM([.E17:.K17])" office:value-type="currency" office:currency="EUR" office:value="720740.0864" calcext:value-type="currency">
            <text:p>720,740.09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9" office:value-type="string" calcext:value-type="string">
            <text:p>Umlagenanteil (Buchhaltung) [%]</text:p>
          </table:table-cell>
          <table:table-cell table:style-name="ce20" table:number-columns-repeated="4"/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0" calcext:value-type="percentage">
            <text:p>0%</text:p>
          </table:table-cell>
          <table:table-cell table:style-name="ce26" office:value-type="percentage" office:value="0.5" calcext:value-type="percentage">
            <text:p>5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31" table:formula="of:=SUM([.G18:.K18])" office:value-type="percentage" office:value="1" calcext:value-type="percentage">
            <text:p>100.00%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1" office:value-type="string" calcext:value-type="string">
            <text:p>Buchhaltung</text:p>
          </table:table-cell>
          <table:table-cell table:style-name="ce19" table:number-columns-repeated="4"/>
          <table:table-cell table:style-name="ce15" table:formula="of:=([.F17]+SUM([.F13:.F15])+[.F9])*[.F18]" office:value-type="currency" office:currency="EUR" office:value="95534.11602" calcext:value-type="currency">
            <text:p>95,534.12 €</text:p>
          </table:table-cell>
          <table:table-cell table:style-name="ce21" table:formula="of:=[.$F$19]*[.G18]" office:value-type="currency" office:currency="EUR" office:value="19106.823204" calcext:value-type="currency">
            <text:p>19,106.82 €</text:p>
          </table:table-cell>
          <table:table-cell table:style-name="ce21" table:formula="of:=[.$F$19]*[.H18]" office:value-type="currency" office:currency="EUR" office:value="0" calcext:value-type="currency">
            <text:p>0.00 €</text:p>
          </table:table-cell>
          <table:table-cell table:style-name="ce21" table:formula="of:=[.$F$19]*[.I18]" office:value-type="currency" office:currency="EUR" office:value="47767.05801" calcext:value-type="currency">
            <text:p>47,767.06 €</text:p>
          </table:table-cell>
          <table:table-cell table:style-name="ce21" table:formula="of:=[.$F$19]*[.J18]" office:value-type="currency" office:currency="EUR" office:value="19106.823204" calcext:value-type="currency">
            <text:p>19,106.82 €</text:p>
          </table:table-cell>
          <table:table-cell table:style-name="ce21" table:formula="of:=[.$F$19]*[.K18]" office:value-type="currency" office:currency="EUR" office:value="9553.411602" calcext:value-type="currency">
            <text:p>9,553.41 €</text:p>
          </table:table-cell>
          <table:table-cell table:style-name="ce30" table:formula="of:=SUM([.F19:.K19])" office:value-type="currency" office:currency="EUR" office:value="191068.232" calcext:value-type="currency">
            <text:p>191,068.23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9" office:value-type="string" calcext:value-type="string">
            <text:p>Umlagenanteil (Präsidialabteilung B) [%]</text:p>
          </table:table-cell>
          <table:table-cell table:style-name="ce20" table:number-columns-repeated="5"/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26" office:value-type="percentage" office:value="0.7" calcext:value-type="percentage">
            <text:p>70%</text:p>
          </table:table-cell>
          <table:table-cell table:style-name="ce26" office:value-type="percentage" office:value="0.15" calcext:value-type="percentage">
            <text:p>1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31" table:formula="of:=SUM([.H20:.K20])" office:value-type="percentage" office:value="1" calcext:value-type="percentage">
            <text:p>100.00%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11" office:value-type="string" calcext:value-type="string">
            <text:p>Präsidialabteilung B</text:p>
          </table:table-cell>
          <table:table-cell table:style-name="ce19" table:number-columns-repeated="5"/>
          <table:table-cell table:style-name="ce15" table:formula="of:=([.G19]+[.G17]+SUM([.G13:.G15])+[.G9])*[.G20]" office:value-type="currency" office:currency="EUR" office:value="337122.2253" calcext:value-type="currency">
            <text:p>337,122.23 €</text:p>
          </table:table-cell>
          <table:table-cell table:style-name="ce21" table:formula="of:=[.$G$21]*[.H20]" office:value-type="currency" office:currency="EUR" office:value="16856.111265" calcext:value-type="currency">
            <text:p>16,856.11 €</text:p>
          </table:table-cell>
          <table:table-cell table:style-name="ce21" table:formula="of:=[.$G$21]*[.I20]" office:value-type="currency" office:currency="EUR" office:value="235985.55771" calcext:value-type="currency">
            <text:p>235,985.56 €</text:p>
          </table:table-cell>
          <table:table-cell table:style-name="ce21" table:formula="of:=[.$G$21]*[.J20]" office:value-type="currency" office:currency="EUR" office:value="50568.333795" calcext:value-type="currency">
            <text:p>50,568.33 €</text:p>
          </table:table-cell>
          <table:table-cell table:style-name="ce21" table:formula="of:=[.$G$21]*[.K20]" office:value-type="currency" office:currency="EUR" office:value="33712.22253" calcext:value-type="currency">
            <text:p>33,712.22 €</text:p>
          </table:table-cell>
          <table:table-cell table:style-name="ce30" table:formula="of:=SUM([.G21:.K21])" office:value-type="currency" office:currency="EUR" office:value="674244.4506" calcext:value-type="currency">
            <text:p>674,244.45 €</text:p>
          </table:table-cell>
          <table:covered-table-cell table:style-name="ce33"/>
          <table:table-cell table:number-columns-repeated="1011"/>
        </table:table-row>
        <table:table-row table:style-name="ro1">
          <table:table-cell table:style-name="ce9" office:value-type="string" calcext:value-type="string">
            <text:p>Umlagenanteil (Ärztlicher Dienst) [%]</text:p>
          </table:table-cell>
          <table:table-cell table:style-name="ce20" table:number-columns-repeated="6"/>
          <table:table-cell table:style-name="ce26" office:value-type="percentage" office:value="1" calcext:value-type="percentage">
            <text:p>100%</text:p>
          </table:table-cell>
          <table:table-cell table:style-name="ce26" office:value-type="percentage" office:value="0.45" calcext:value-type="percentage">
            <text:p>45%</text:p>
          </table:table-cell>
          <table:table-cell table:style-name="ce26" office:value-type="percentage" office:value="0.35" calcext:value-type="percentage">
            <text:p>35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31" table:formula="of:=SUM([.I22:.K22])" office:value-type="percentage" office:value="1" calcext:value-type="percentage">
            <text:p>100.00%</text:p>
          </table:table-cell>
          <table:covered-table-cell table:style-name="ce34"/>
          <table:table-cell table:number-columns-repeated="1011"/>
        </table:table-row>
        <table:table-row table:style-name="ro1">
          <table:table-cell table:style-name="ce11" office:value-type="string" calcext:value-type="string">
            <text:p>Ärztlicher Dienst</text:p>
          </table:table-cell>
          <table:table-cell table:style-name="ce19" table:number-columns-repeated="6"/>
          <table:table-cell table:style-name="ce15" table:formula="of:=([.H21]+[.H19]+[.H17]+SUM([.H13:.H15])+[.H9])*[.H22]" office:value-type="currency" office:currency="EUR" office:value="190378.3076" calcext:value-type="currency">
            <text:p>190,378.31 €</text:p>
          </table:table-cell>
          <table:table-cell table:style-name="ce21" table:formula="of:=[.$H$23]*[.I22]" office:value-type="currency" office:currency="EUR" office:value="85670.23842" calcext:value-type="currency">
            <text:p>85,670.24 €</text:p>
          </table:table-cell>
          <table:table-cell table:style-name="ce21" table:formula="of:=[.$H$23]*[.J22]" office:value-type="currency" office:currency="EUR" office:value="66632.40766" calcext:value-type="currency">
            <text:p>66,632.41 €</text:p>
          </table:table-cell>
          <table:table-cell table:style-name="ce21" table:formula="of:=[.$H$23]*[.K22]" office:value-type="currency" office:currency="EUR" office:value="38075.66152" calcext:value-type="currency">
            <text:p>38,075.66 €</text:p>
          </table:table-cell>
          <table:table-cell table:style-name="ce30" table:formula="of:=SUM([.H23:.K23])" office:value-type="currency" office:currency="EUR" office:value="380756.6152" calcext:value-type="currency">
            <text:p>380,756.62 €</text:p>
          </table:table-cell>
          <table:table-cell table:style-name="ce35" office:value-type="string" calcext:value-type="string">
            <text:p>Gesamtkosten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Geschäftsabteilung 1</text:p>
          </table:table-cell>
          <table:table-cell table:style-name="ce19" table:number-columns-repeated="7"/>
          <table:table-cell table:style-name="ce15" table:formula="of:=[.I23]+[.I21]+[.I19]+[.I17]+SUM([.I13:.I15])+[.I9]" office:value-type="currency" office:currency="EUR" office:value="971567.712998724" calcext:value-type="currency">
            <text:p>971,567.71 €</text:p>
          </table:table-cell>
          <table:table-cell table:style-name="ce21" table:formula="of:=[.J23]+[.J21]+[.J19]+[.J17]+SUM([.J13:.J15])+[.J9]" office:value-type="currency" office:currency="EUR" office:value="1092558.11032763" calcext:value-type="currency">
            <text:p>1,092,558.11 €</text:p>
          </table:table-cell>
          <table:table-cell table:style-name="ce21" table:formula="of:=[.K23]+[.K21]+[.K19]+[.K17]+SUM([.K13:.K15])+[.K9]" office:value-type="currency" office:currency="EUR" office:value="318116.745509033" calcext:value-type="currency">
            <text:p>318,116.75 €</text:p>
          </table:table-cell>
          <table:table-cell table:style-name="ce30" table:formula="of:=SUM([.I24:.K24])" office:value-type="currency" office:currency="EUR" office:value="2382242.569" calcext:value-type="currency">
            <text:p>2,382,242.57 €</text:p>
          </table:table-cell>
          <table:table-cell table:style-name="ce22" table:formula="of:=[.L24]" office:value-type="currency" office:currency="EUR" office:value="2382242.569" calcext:value-type="currency">
            <text:p>2,382,242.57 €</text:p>
          </table:table-cell>
          <table:table-cell table:number-columns-repeated="1011"/>
        </table:table-row>
        <table:table-row table:style-name="ro1" table:number-rows-repeated="97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stenstellenbericht" table:style-name="ta3"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019" table:default-cell-style-name="Default"/>
        <table:table-row table:style-name="ro3">
          <table:table-cell table:style-name="ce1"/>
          <table:table-cell table:style-name="ce27" office:value-type="string" calcext:value-type="string">
            <text:p>Geschäftsabteilung 1</text:p>
          </table:table-cell>
          <table:table-cell table:style-name="ce27" office:value-type="string" calcext:value-type="string">
            <text:p>Geschäftsabteilung 2</text:p>
          </table:table-cell>
          <table:table-cell table:style-name="ce27" office:value-type="string" calcext:value-type="string">
            <text:p>Schiedskommission 2. Instanz</text:p>
          </table:table-cell>
          <table:table-cell table:style-name="ce36" office:value-type="string" calcext:value-type="string">
            <text:p>SUMME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Kosten Betriebsmittel</text:p>
          </table:table-cell>
          <table:table-cell table:style-name="ce28" table:formula="of:=[$PrimärkostenStufenleitverfahen.I8]" office:value-type="currency" office:currency="EUR" office:value="16737.3913" calcext:value-type="currency">
            <text:p>16,737.39 €</text:p>
          </table:table-cell>
          <table:table-cell table:style-name="ce28" table:formula="of:=[$PrimärkostenStufenleitverfahen.J8]" office:value-type="currency" office:currency="EUR" office:value="34520.86957" calcext:value-type="currency">
            <text:p>34,520.87 €</text:p>
          </table:table-cell>
          <table:table-cell table:style-name="ce28" table:formula="of:=[$PrimärkostenStufenleitverfahen.K8]" office:value-type="currency" office:currency="EUR" office:value="4184.347826" calcext:value-type="currency">
            <text:p>4,184.35 €</text:p>
          </table:table-cell>
          <table:table-cell table:style-name="ce39" table:formula="of:=SUM([.B2:.D2])" office:value-type="currency" office:currency="EUR" office:value="55442.608696" calcext:value-type="currency">
            <text:p>55,442.61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Primärkosten gesamt</text:p>
          </table:table-cell>
          <table:table-cell table:style-name="ce37" table:formula="of:=[$Primärkosten.I11]" office:value-type="currency" office:currency="EUR" office:value="440006.9565" calcext:value-type="currency">
            <text:p>440,006.96 €</text:p>
          </table:table-cell>
          <table:table-cell table:style-name="ce39" table:formula="of:=[$Primärkosten.I12]" office:value-type="currency" office:currency="EUR" office:value="800751.8478" calcext:value-type="currency">
            <text:p>800,751.85 €</text:p>
          </table:table-cell>
          <table:table-cell table:style-name="ce39" table:formula="of:=[$Primärkosten.I13]" office:value-type="currency" office:currency="EUR" office:value="182751.7391" calcext:value-type="currency">
            <text:p>182,751.74 €</text:p>
          </table:table-cell>
          <table:table-cell table:style-name="ce39" table:formula="of:=SUM([.B3:.D3])" office:value-type="currency" office:currency="EUR" office:value="1423510.5434" calcext:value-type="currency">
            <text:p>1,423,510.54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Hausverwaltung)</text:p>
          </table:table-cell>
          <table:table-cell table:style-name="ce38" table:formula="of:=[$PrimärkostenStufenleitverfahen.I13]" office:value-type="currency" office:currency="EUR" office:value="5598.939322" calcext:value-type="currency">
            <text:p>5,598.94 €</text:p>
          </table:table-cell>
          <table:table-cell table:style-name="ce38" table:formula="of:=[$PrimärkostenStufenleitverfahen.J13]" office:value-type="currency" office:currency="EUR" office:value="11547.81235" calcext:value-type="currency">
            <text:p>11,547.81 €</text:p>
          </table:table-cell>
          <table:table-cell table:style-name="ce38" table:formula="of:=[$PrimärkostenStufenleitverfahen.K13]" office:value-type="currency" office:currency="EUR" office:value="1399.73483" calcext:value-type="currency">
            <text:p>1,399.73 €</text:p>
          </table:table-cell>
          <table:table-cell table:style-name="ce39" table:formula="of:=SUM([.B4:.D4])" office:value-type="currency" office:currency="EUR" office:value="18546.486502" calcext:value-type="currency">
            <text:p>18,546.49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Amtsleitung)</text:p>
          </table:table-cell>
          <table:table-cell table:style-name="ce38" table:formula="of:=[$PrimärkostenStufenleitverfahen.I14]" office:value-type="currency" office:currency="EUR" office:value="14237.28541" calcext:value-type="currency">
            <text:p>14,237.29 €</text:p>
          </table:table-cell>
          <table:table-cell table:style-name="ce38" table:formula="of:=[$PrimärkostenStufenleitverfahen.J14]" office:value-type="currency" office:currency="EUR" office:value="33651.7655" calcext:value-type="currency">
            <text:p>33,651.77 €</text:p>
          </table:table-cell>
          <table:table-cell table:style-name="ce38" table:formula="of:=[$PrimärkostenStufenleitverfahen.K14]" office:value-type="currency" office:currency="EUR" office:value="7765.792039" calcext:value-type="currency">
            <text:p>7,765.79 €</text:p>
          </table:table-cell>
          <table:table-cell table:style-name="ce39" table:formula="of:=SUM([.B5:.D5])" office:value-type="currency" office:currency="EUR" office:value="55654.842949" calcext:value-type="currency">
            <text:p>55,654.84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Präsidialabteilung A)</text:p>
          </table:table-cell>
          <table:table-cell table:style-name="ce38" table:formula="of:=[$PrimärkostenStufenleitverfahen.I15]" office:value-type="currency" office:currency="EUR" office:value="16172.1625" calcext:value-type="currency">
            <text:p>16,172.16 €</text:p>
          </table:table-cell>
          <table:table-cell table:style-name="ce38" table:formula="of:=[$PrimärkostenStufenleitverfahen.J15]" office:value-type="currency" office:currency="EUR" office:value="38225.11136" calcext:value-type="currency">
            <text:p>38,225.11 €</text:p>
          </table:table-cell>
          <table:table-cell table:style-name="ce38" table:formula="of:=[$PrimärkostenStufenleitverfahen.K15]" office:value-type="currency" office:currency="EUR" office:value="8821.179544" calcext:value-type="currency">
            <text:p>8,821.18 €</text:p>
          </table:table-cell>
          <table:table-cell table:style-name="ce39" table:formula="of:=SUM([.B6:.D6])" office:value-type="currency" office:currency="EUR" office:value="63218.453404" calcext:value-type="currency">
            <text:p>63,218.45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Kanzlei)</text:p>
          </table:table-cell>
          <table:table-cell table:style-name="ce38" table:formula="of:=[$PrimärkostenStufenleitverfahen.I17]" office:value-type="currency" office:currency="EUR" office:value="126129.5151" calcext:value-type="currency">
            <text:p>126,129.52 €</text:p>
          </table:table-cell>
          <table:table-cell table:style-name="ce38" table:formula="of:=[$PrimärkostenStufenleitverfahen.J17]" office:value-type="currency" office:currency="EUR" office:value="72074.00864" calcext:value-type="currency">
            <text:p>72,074.01 €</text:p>
          </table:table-cell>
          <table:table-cell table:style-name="ce38" table:formula="of:=[$PrimärkostenStufenleitverfahen.K17]" office:value-type="currency" office:currency="EUR" office:value="36037.00432" calcext:value-type="currency">
            <text:p>36,037.00 €</text:p>
          </table:table-cell>
          <table:table-cell table:style-name="ce39" table:formula="of:=SUM([.B7:.D7])" office:value-type="currency" office:currency="EUR" office:value="234240.52806" calcext:value-type="currency">
            <text:p>234,240.53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Buchhaltung)</text:p>
          </table:table-cell>
          <table:table-cell table:style-name="ce38" table:formula="of:=[$PrimärkostenStufenleitverfahen.I19]" office:value-type="currency" office:currency="EUR" office:value="47767.05801" calcext:value-type="currency">
            <text:p>47,767.06 €</text:p>
          </table:table-cell>
          <table:table-cell table:style-name="ce38" table:formula="of:=[$PrimärkostenStufenleitverfahen.J19]" office:value-type="currency" office:currency="EUR" office:value="19106.8232" calcext:value-type="currency">
            <text:p>19,106.82 €</text:p>
          </table:table-cell>
          <table:table-cell table:style-name="ce38" table:formula="of:=[$PrimärkostenStufenleitverfahen.K19]" office:value-type="currency" office:currency="EUR" office:value="9553.411602" calcext:value-type="currency">
            <text:p>9,553.41 €</text:p>
          </table:table-cell>
          <table:table-cell table:style-name="ce39" table:formula="of:=SUM([.B8:.D8])" office:value-type="currency" office:currency="EUR" office:value="76427.292812" calcext:value-type="currency">
            <text:p>76,427.29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Präsidialabteilung B)</text:p>
          </table:table-cell>
          <table:table-cell table:style-name="ce38" table:formula="of:=[$PrimärkostenStufenleitverfahen.I21]" office:value-type="currency" office:currency="EUR" office:value="235985.5577" calcext:value-type="currency">
            <text:p>235,985.56 €</text:p>
          </table:table-cell>
          <table:table-cell table:style-name="ce38" table:formula="of:=[$PrimärkostenStufenleitverfahen.J21]" office:value-type="currency" office:currency="EUR" office:value="50568.3338" calcext:value-type="currency">
            <text:p>50,568.33 €</text:p>
          </table:table-cell>
          <table:table-cell table:style-name="ce38" table:formula="of:=[$PrimärkostenStufenleitverfahen.K21]" office:value-type="currency" office:currency="EUR" office:value="33712.22253" calcext:value-type="currency">
            <text:p>33,712.22 €</text:p>
          </table:table-cell>
          <table:table-cell table:style-name="ce39" table:formula="of:=SUM([.B9:.D9])" office:value-type="currency" office:currency="EUR" office:value="320266.11403" calcext:value-type="currency">
            <text:p>320,266.11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Umlage (Ärztlicher Dienst)</text:p>
          </table:table-cell>
          <table:table-cell table:style-name="ce38" table:formula="of:=[$PrimärkostenStufenleitverfahen.I23]" office:value-type="currency" office:currency="EUR" office:value="85670.23841" calcext:value-type="currency">
            <text:p>85,670.24 €</text:p>
          </table:table-cell>
          <table:table-cell table:style-name="ce38" table:formula="of:=[$PrimärkostenStufenleitverfahen.J23]" office:value-type="currency" office:currency="EUR" office:value="66632.40765" calcext:value-type="currency">
            <text:p>66,632.41 €</text:p>
          </table:table-cell>
          <table:table-cell table:style-name="ce38" table:formula="of:=[$PrimärkostenStufenleitverfahen.K23]" office:value-type="currency" office:currency="EUR" office:value="38075.66152" calcext:value-type="currency">
            <text:p>38,075.66 €</text:p>
          </table:table-cell>
          <table:table-cell table:style-name="ce39" table:formula="of:=SUM([.B10:.D10])" office:value-type="currency" office:currency="EUR" office:value="190378.30758" calcext:value-type="currency">
            <text:p>190,378.31 €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Sekundärkosten gesamt</text:p>
          </table:table-cell>
          <table:table-cell table:style-name="ce37" table:formula="of:=SUM([.B4:.B10])" office:value-type="currency" office:currency="EUR" office:value="531560.756452" calcext:value-type="currency">
            <text:p>531,560.76 €</text:p>
          </table:table-cell>
          <table:table-cell table:style-name="ce37" table:formula="of:=SUM([.C4:.C10])" office:value-type="currency" office:currency="EUR" office:value="291806.2625" calcext:value-type="currency">
            <text:p>291,806.26 €</text:p>
          </table:table-cell>
          <table:table-cell table:style-name="ce37" table:formula="of:=SUM([.D4:.D10])" office:value-type="currency" office:currency="EUR" office:value="135365.006385" calcext:value-type="currency">
            <text:p>135,365.01 €</text:p>
          </table:table-cell>
          <table:table-cell table:style-name="ce39" table:formula="of:=SUM([.B11:.D11])" office:value-type="currency" office:currency="EUR" office:value="958732.025337" calcext:value-type="currency">
            <text:p>958,732.03 €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Gesamtkosten</text:p>
          </table:table-cell>
          <table:table-cell table:style-name="ce39" table:formula="of:=SUM([.B11];[.B3])" office:value-type="currency" office:currency="EUR" office:value="971567.712952" calcext:value-type="currency">
            <text:p>971,567.71 €</text:p>
          </table:table-cell>
          <table:table-cell table:style-name="ce39" table:formula="of:=SUM([.C11];[.C3])" office:value-type="currency" office:currency="EUR" office:value="1092558.1103" calcext:value-type="currency">
            <text:p>1,092,558.11 €</text:p>
          </table:table-cell>
          <table:table-cell table:style-name="ce39" table:formula="of:=SUM([.D11];[.D3])" office:value-type="currency" office:currency="EUR" office:value="318116.745485" calcext:value-type="currency">
            <text:p>318,116.75 €</text:p>
          </table:table-cell>
          <table:table-cell table:style-name="ce39" table:formula="of:=SUM([.B12:.D12])" office:value-type="currency" office:currency="EUR" office:value="2382242.568737" calcext:value-type="currency">
            <text:p>2,382,242.57 €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ntenverfahren" table:style-name="ta4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3">
          <table:table-cell table:style-name="ce40" office:value-type="string" calcext:value-type="string">
            <text:p>Geschäftsabteilung 1</text:p>
          </table:table-cell>
          <table:table-cell table:style-name="ce27" office:value-type="string" calcext:value-type="string">
            <text:p>Routinefall</text:p>
          </table:table-cell>
          <table:table-cell table:style-name="ce27" office:value-type="string" calcext:value-type="string">
            <text:p>kompliziert</text:p>
          </table:table-cell>
          <table:table-cell table:style-name="ce10"/>
          <table:table-cell table:style-name="ce40" office:value-type="string" calcext:value-type="string" table:number-columns-spanned="2" table:number-rows-spanned="1">
            <text:p>Schiedskommission 2. Instanz</text:p>
          </table:table-cell>
          <table:covered-table-cell table:style-name="ce41"/>
          <table:table-cell table:number-columns-repeated="1018"/>
        </table:table-row>
        <table:table-row table:style-name="ro3">
          <table:table-cell table:style-name="ce27" office:value-type="string" calcext:value-type="string">
            <text:p>Dauer (Durchschnittlich) [Minuten]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400" calcext:value-type="float">
            <text:p>400</text:p>
          </table:table-cell>
          <table:table-cell table:style-name="ce10"/>
          <table:table-cell table:style-name="ce27" office:value-type="string" calcext:value-type="string">
            <text:p>Mitarbeiter</text:p>
          </table:table-cell>
          <table:table-cell table:style-name="ce42" table:formula="of:=[$Personalkosten.K11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Gesamtkosten [Pro Jahr]</text:p>
          </table:table-cell>
          <table:table-cell table:style-name="ce28" table:formula="of:=[$Kostenstellenbericht.B12]" office:value-type="currency" office:currency="EUR" office:value="971567.713" calcext:value-type="currency" table:number-columns-spanned="2" table:number-rows-spanned="1">
            <text:p>971,567.71 €</text:p>
          </table:table-cell>
          <table:covered-table-cell table:style-name="ce41"/>
          <table:table-cell table:style-name="ce10"/>
          <table:table-cell table:style-name="ce27" office:value-type="string" calcext:value-type="string">
            <text:p>Gesamtkosten [Pro Jahr]</text:p>
          </table:table-cell>
          <table:table-cell table:style-name="ce28" table:formula="of:=[$Kostenstellenbericht.D12]" office:value-type="currency" office:currency="EUR" office:value="318116.7455" calcext:value-type="currency">
            <text:p>318,116.75 €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Gesamtkosten [Pro Minute]</text:p>
          </table:table-cell>
          <table:table-cell table:style-name="ce24" table:formula="of:=((([.B3]/12)/30)/24)/60" office:value-type="currency" office:currency="EUR" office:value="1.874166113" calcext:value-type="currency" table:number-columns-spanned="2" table:number-rows-spanned="1">
            <text:p>1.87 €</text:p>
          </table:table-cell>
          <table:covered-table-cell table:style-name="ce41"/>
          <table:table-cell table:style-name="ce10"/>
          <table:table-cell table:style-name="ce27" office:value-type="string" calcext:value-type="string">
            <text:p>Anzahl Verfahren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1018"/>
        </table:table-row>
        <table:table-row table:style-name="ro3">
          <table:table-cell table:style-name="ce27" office:value-type="string" calcext:value-type="string">
            <text:p>Kosten</text:p>
          </table:table-cell>
          <table:table-cell table:style-name="ce39" table:formula="of:=[.B4]*[.B2]" office:value-type="currency" office:currency="EUR" office:value="468.5415283" calcext:value-type="currency">
            <text:p>468.54 €</text:p>
          </table:table-cell>
          <table:table-cell table:style-name="ce39" table:formula="of:=[.B4]*[.C2]" office:value-type="currency" office:currency="EUR" office:value="749.6664452" calcext:value-type="currency">
            <text:p>749.67 €</text:p>
          </table:table-cell>
          <table:table-cell table:style-name="ce10"/>
          <table:table-cell table:style-name="ce27" office:value-type="string" calcext:value-type="string">
            <text:p>Gesamtkosten [Pro Verfahren]</text:p>
          </table:table-cell>
          <table:table-cell table:style-name="ce39" table:formula="of:=[.F3]/[.F4]" office:value-type="currency" office:currency="EUR" office:value="1665.532699" calcext:value-type="currency">
            <text:p>1,665.53 €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kosten" table:style-name="ta5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1" table:default-cell-style-name="Default"/>
        <table:table-column table:style-name="co9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2. Instanz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G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5" table:formula="of:=SUM([.B2:.K2])" office:value-type="float" office:value="5" calcext:value-type="float">
            <text:p>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VGB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SUM([.B3:.K3])" office:value-type="float" office:value="25" calcext:value-type="float">
            <text:p>2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VGC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5" table:formula="of:=SUM([.B4:.K4])" office:value-type="float" office:value="10" calcext:value-type="float">
            <text:p>10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VGD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5" table:formula="of:=SUM([.B5:.K5])" office:value-type="float" office:value="5" calcext:value-type="float">
            <text:p>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Ega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5" table:formula="of:=SUM([.B6:.K6])" office:value-type="float" office:value="3" calcext:value-type="float">
            <text:p>3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Egb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1.5" calcext:value-type="float">
            <text:p>1.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SUM([.B7:.K7])" office:value-type="float" office:value="5.5" calcext:value-type="float">
            <text:p>5.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Egc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style-name="ce45" table:formula="of:=SUM([.B8:.K8])" office:value-type="float" office:value="5" calcext:value-type="float">
            <text:p>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Egd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.5" calcext:value-type="float">
            <text:p>5.5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style-name="ce45" table:formula="of:=SUM([.B9:.K9])" office:value-type="float" office:value="7.5" calcext:value-type="float">
            <text:p>7.5</text:p>
          </table:table-cell>
          <table:table-cell table:style-name="ce47"/>
          <table:table-cell table:number-columns-repeated="1011"/>
        </table:table-row>
        <table:table-row table:style-name="ro1">
          <table:table-cell table:style-name="ce1" office:value-type="string" calcext:value-type="string">
            <text:p>EGp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" table:style-name="ce44" office:value-type="float" office:value="0" calcext:value-type="float">
            <text:p>0</text:p>
          </table:table-cell>
          <table:table-cell table:style-name="ce45" table:formula="of:=SUM([.B10:.K10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SUMME</text:p>
          </table:table-cell>
          <table:table-cell table:style-name="ce45" table:formula="of:=SUM([.B2:.B10])" office:value-type="float" office:value="5" calcext:value-type="float">
            <text:p>5</text:p>
          </table:table-cell>
          <table:table-cell table:style-name="ce45" table:formula="of:=SUM([.C2:.C10])" office:value-type="float" office:value="2" calcext:value-type="float">
            <text:p>2</text:p>
          </table:table-cell>
          <table:table-cell table:style-name="ce45" table:formula="of:=SUM([.D2:.D10])" office:value-type="float" office:value="11" calcext:value-type="float">
            <text:p>11</text:p>
          </table:table-cell>
          <table:table-cell table:style-name="ce45" table:formula="of:=SUM([.E2:.E10])" office:value-type="float" office:value="8.5" calcext:value-type="float">
            <text:p>8.5</text:p>
          </table:table-cell>
          <table:table-cell table:style-name="ce45" table:formula="of:=SUM([.F2:.F10])" office:value-type="float" office:value="17" calcext:value-type="float">
            <text:p>17</text:p>
          </table:table-cell>
          <table:table-cell table:style-name="ce45" table:formula="of:=SUM([.G2:.G10])" office:value-type="float" office:value="3" calcext:value-type="float">
            <text:p>3</text:p>
          </table:table-cell>
          <table:table-cell table:style-name="ce45" table:formula="of:=SUM([.H2:.H10])" office:value-type="float" office:value="2" calcext:value-type="float">
            <text:p>2</text:p>
          </table:table-cell>
          <table:table-cell table:style-name="ce45" table:formula="of:=SUM([.I2:.I10])" office:value-type="float" office:value="5.5" calcext:value-type="float">
            <text:p>5.5</text:p>
          </table:table-cell>
          <table:table-cell table:style-name="ce45" table:formula="of:=SUM([.J2:.J10])" office:value-type="float" office:value="13" calcext:value-type="float">
            <text:p>13</text:p>
          </table:table-cell>
          <table:table-cell table:style-name="ce45" table:formula="of:=SUM([.K2:.K10])" office:value-type="float" office:value="3" calcext:value-type="float">
            <text:p>3</text:p>
          </table:table-cell>
          <table:table-cell table:style-name="ce45" table:formula="of:=SUM([.B11:.K11])" office:value-type="float" office:value="70" calcext:value-type="float">
            <text:p>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Jahresgehal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GA</text:p>
          </table:table-cell>
          <table:table-cell table:style-name="ce44" office:value-type="float" office:value="83000" calcext:value-type="float">
            <text:p>83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GB</text:p>
          </table:table-cell>
          <table:table-cell table:style-name="ce44" office:value-type="float" office:value="53000" calcext:value-type="float">
            <text:p>53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GC</text:p>
          </table:table-cell>
          <table:table-cell table:style-name="ce44" office:value-type="float" office:value="38000" calcext:value-type="float">
            <text:p>3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GD</text:p>
          </table:table-cell>
          <table:table-cell table:style-name="ce44" office:value-type="float" office:value="31000" calcext:value-type="float">
            <text:p>3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a</text:p>
          </table:table-cell>
          <table:table-cell table:style-name="ce44" office:value-type="float" office:value="55000" calcext:value-type="float">
            <text:p>55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b</text:p>
          </table:table-cell>
          <table:table-cell table:style-name="ce44" office:value-type="float" office:value="40000" calcext:value-type="float">
            <text:p>4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c</text:p>
          </table:table-cell>
          <table:table-cell table:style-name="ce44" office:value-type="float" office:value="33000" calcext:value-type="float">
            <text:p>33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d</text:p>
          </table:table-cell>
          <table:table-cell table:style-name="ce44" office:value-type="float" office:value="28000" calcext:value-type="float">
            <text:p>2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p5</text:p>
          </table:table-cell>
          <table:table-cell table:style-name="ce44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2. Instanz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GA</text:p>
          </table:table-cell>
          <table:table-cell table:style-name="ce46" table:formula="of:=[.B2]*[.$B$15]" office:value-type="currency" office:currency="EUR" office:value="0" calcext:value-type="currency">
            <text:p>0.00 €</text:p>
          </table:table-cell>
          <table:table-cell table:style-name="ce46" table:formula="of:=[.C2]*[.$B$15]" office:value-type="currency" office:currency="EUR" office:value="83000" calcext:value-type="currency">
            <text:p>83,000.00 €</text:p>
          </table:table-cell>
          <table:table-cell table:style-name="ce46" table:formula="of:=[.D2]*[.$B$15]" office:value-type="currency" office:currency="EUR" office:value="166000" calcext:value-type="currency">
            <text:p>166,000.00 €</text:p>
          </table:table-cell>
          <table:table-cell table:style-name="ce46" table:formula="of:=[.E2]*[.$B$15]" office:value-type="currency" office:currency="EUR" office:value="0" calcext:value-type="currency">
            <text:p>0.00 €</text:p>
          </table:table-cell>
          <table:table-cell table:style-name="ce46" table:formula="of:=[.F2]*[.$B$15]" office:value-type="currency" office:currency="EUR" office:value="0" calcext:value-type="currency">
            <text:p>0.00 €</text:p>
          </table:table-cell>
          <table:table-cell table:style-name="ce46" table:formula="of:=[.G2]*[.$B$15]" office:value-type="currency" office:currency="EUR" office:value="83000" calcext:value-type="currency">
            <text:p>83,000.00 €</text:p>
          </table:table-cell>
          <table:table-cell table:style-name="ce46" table:formula="of:=[.H2]*[.$B$15]" office:value-type="currency" office:currency="EUR" office:value="0" calcext:value-type="currency">
            <text:p>0.00 €</text:p>
          </table:table-cell>
          <table:table-cell table:style-name="ce46" table:formula="of:=[.I2]*[.$B$15]" office:value-type="currency" office:currency="EUR" office:value="83000" calcext:value-type="currency">
            <text:p>83,000.00 €</text:p>
          </table:table-cell>
          <table:table-cell table:style-name="ce46" table:formula="of:=[.J2]*[.$B$15]" office:value-type="currency" office:currency="EUR" office:value="0" calcext:value-type="currency">
            <text:p>0.00 €</text:p>
          </table:table-cell>
          <table:table-cell table:style-name="ce46" table:formula="of:=[.K2]*[.$B$15]" office:value-type="currency" office:currency="EUR" office:value="0" calcext:value-type="currency">
            <text:p>0.00 €</text:p>
          </table:table-cell>
          <table:table-cell table:style-name="ce5" table:formula="of:=SUM([.B26:.K26])" office:value-type="currency" office:currency="EUR" office:value="415000" calcext:value-type="currency">
            <text:p>415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GB</text:p>
          </table:table-cell>
          <table:table-cell table:style-name="ce46" table:formula="of:=[.B3]*[.$B$16]" office:value-type="currency" office:currency="EUR" office:value="0" calcext:value-type="currency">
            <text:p>0.00 €</text:p>
          </table:table-cell>
          <table:table-cell table:style-name="ce46" table:formula="of:=[.C3]*[.$B$16]" office:value-type="currency" office:currency="EUR" office:value="0" calcext:value-type="currency">
            <text:p>0.00 €</text:p>
          </table:table-cell>
          <table:table-cell table:style-name="ce46" table:formula="of:=[.D3]*[.$B$16]" office:value-type="currency" office:currency="EUR" office:value="212000" calcext:value-type="currency">
            <text:p>212,000.00 €</text:p>
          </table:table-cell>
          <table:table-cell table:style-name="ce46" table:formula="of:=[.E3]*[.$B$16]" office:value-type="currency" office:currency="EUR" office:value="0" calcext:value-type="currency">
            <text:p>0.00 €</text:p>
          </table:table-cell>
          <table:table-cell table:style-name="ce46" table:formula="of:=[.F3]*[.$B$16]" office:value-type="currency" office:currency="EUR" office:value="371000" calcext:value-type="currency">
            <text:p>371,000.00 €</text:p>
          </table:table-cell>
          <table:table-cell table:style-name="ce46" table:formula="of:=[.G3]*[.$B$16]" office:value-type="currency" office:currency="EUR" office:value="106000" calcext:value-type="currency">
            <text:p>106,000.00 €</text:p>
          </table:table-cell>
          <table:table-cell table:style-name="ce46" table:formula="of:=[.H3]*[.$B$16]" office:value-type="currency" office:currency="EUR" office:value="0" calcext:value-type="currency">
            <text:p>0.00 €</text:p>
          </table:table-cell>
          <table:table-cell table:style-name="ce46" table:formula="of:=[.I3]*[.$B$16]" office:value-type="currency" office:currency="EUR" office:value="159000" calcext:value-type="currency">
            <text:p>159,000.00 €</text:p>
          </table:table-cell>
          <table:table-cell table:style-name="ce46" table:formula="of:=[.J3]*[.$B$16]" office:value-type="currency" office:currency="EUR" office:value="424000" calcext:value-type="currency">
            <text:p>424,000.00 €</text:p>
          </table:table-cell>
          <table:table-cell table:style-name="ce46" table:formula="of:=[.K3]*[.$B$16]" office:value-type="currency" office:currency="EUR" office:value="53000" calcext:value-type="currency">
            <text:p>53,000.00 €</text:p>
          </table:table-cell>
          <table:table-cell table:style-name="ce5" table:formula="of:=SUM([.B27:.K27])" office:value-type="currency" office:currency="EUR" office:value="1325000" calcext:value-type="currency">
            <text:p>1,325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GC</text:p>
          </table:table-cell>
          <table:table-cell table:style-name="ce46" table:formula="of:=[.B4]*[.$B$17]" office:value-type="currency" office:currency="EUR" office:value="0" calcext:value-type="currency">
            <text:p>0.00 €</text:p>
          </table:table-cell>
          <table:table-cell table:style-name="ce46" table:formula="of:=[.C4]*[.$B$17]" office:value-type="currency" office:currency="EUR" office:value="0" calcext:value-type="currency">
            <text:p>0.00 €</text:p>
          </table:table-cell>
          <table:table-cell table:style-name="ce46" table:formula="of:=[.D4]*[.$B$17]" office:value-type="currency" office:currency="EUR" office:value="76000" calcext:value-type="currency">
            <text:p>76,000.00 €</text:p>
          </table:table-cell>
          <table:table-cell table:style-name="ce46" table:formula="of:=[.E4]*[.$B$17]" office:value-type="currency" office:currency="EUR" office:value="38000" calcext:value-type="currency">
            <text:p>38,000.00 €</text:p>
          </table:table-cell>
          <table:table-cell table:style-name="ce46" table:formula="of:=[.F4]*[.$B$17]" office:value-type="currency" office:currency="EUR" office:value="228000" calcext:value-type="currency">
            <text:p>228,000.00 €</text:p>
          </table:table-cell>
          <table:table-cell table:style-name="ce46" table:formula="of:=[.G4]*[.$B$17]" office:value-type="currency" office:currency="EUR" office:value="0" calcext:value-type="currency">
            <text:p>0.00 €</text:p>
          </table:table-cell>
          <table:table-cell table:style-name="ce46" table:formula="of:=[.H4]*[.$B$17]" office:value-type="currency" office:currency="EUR" office:value="0" calcext:value-type="currency">
            <text:p>0.00 €</text:p>
          </table:table-cell>
          <table:table-cell table:style-name="ce46" table:formula="of:=[.I4]*[.$B$17]" office:value-type="currency" office:currency="EUR" office:value="0" calcext:value-type="currency">
            <text:p>0.00 €</text:p>
          </table:table-cell>
          <table:table-cell table:style-name="ce46" table:formula="of:=[.J4]*[.$B$17]" office:value-type="currency" office:currency="EUR" office:value="38000" calcext:value-type="currency">
            <text:p>38,000.00 €</text:p>
          </table:table-cell>
          <table:table-cell table:style-name="ce46" table:formula="of:=[.K4]*[.$B$17]" office:value-type="currency" office:currency="EUR" office:value="0" calcext:value-type="currency">
            <text:p>0.00 €</text:p>
          </table:table-cell>
          <table:table-cell table:style-name="ce5" table:formula="of:=SUM([.B28:.K28])" office:value-type="currency" office:currency="EUR" office:value="380000" calcext:value-type="currency">
            <text:p>38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GD</text:p>
          </table:table-cell>
          <table:table-cell table:style-name="ce46" table:formula="of:=[.B5]*[.$B$18]" office:value-type="currency" office:currency="EUR" office:value="0" calcext:value-type="currency">
            <text:p>0.00 €</text:p>
          </table:table-cell>
          <table:table-cell table:style-name="ce46" table:formula="of:=[.C5]*[.$B$18]" office:value-type="currency" office:currency="EUR" office:value="0" calcext:value-type="currency">
            <text:p>0.00 €</text:p>
          </table:table-cell>
          <table:table-cell table:style-name="ce46" table:formula="of:=[.D5]*[.$B$18]" office:value-type="currency" office:currency="EUR" office:value="62000" calcext:value-type="currency">
            <text:p>62,000.00 €</text:p>
          </table:table-cell>
          <table:table-cell table:style-name="ce46" table:formula="of:=[.E5]*[.$B$18]" office:value-type="currency" office:currency="EUR" office:value="62000" calcext:value-type="currency">
            <text:p>62,000.00 €</text:p>
          </table:table-cell>
          <table:table-cell table:style-name="ce46" table:formula="of:=[.F5]*[.$B$18]" office:value-type="currency" office:currency="EUR" office:value="0" calcext:value-type="currency">
            <text:p>0.00 €</text:p>
          </table:table-cell>
          <table:table-cell table:style-name="ce46" table:formula="of:=[.G5]*[.$B$18]" office:value-type="currency" office:currency="EUR" office:value="0" calcext:value-type="currency">
            <text:p>0.00 €</text:p>
          </table:table-cell>
          <table:table-cell table:style-name="ce46" table:formula="of:=[.H5]*[.$B$18]" office:value-type="currency" office:currency="EUR" office:value="0" calcext:value-type="currency">
            <text:p>0.00 €</text:p>
          </table:table-cell>
          <table:table-cell table:style-name="ce46" table:formula="of:=[.I5]*[.$B$18]" office:value-type="currency" office:currency="EUR" office:value="0" calcext:value-type="currency">
            <text:p>0.00 €</text:p>
          </table:table-cell>
          <table:table-cell table:style-name="ce46" table:formula="of:=[.J5]*[.$B$18]" office:value-type="currency" office:currency="EUR" office:value="31000" calcext:value-type="currency">
            <text:p>31,000.00 €</text:p>
          </table:table-cell>
          <table:table-cell table:style-name="ce46" table:formula="of:=[.K5]*[.$B$18]" office:value-type="currency" office:currency="EUR" office:value="0" calcext:value-type="currency">
            <text:p>0.00 €</text:p>
          </table:table-cell>
          <table:table-cell table:style-name="ce5" table:formula="of:=SUM([.B29:.K29])" office:value-type="currency" office:currency="EUR" office:value="155000" calcext:value-type="currency">
            <text:p>155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a</text:p>
          </table:table-cell>
          <table:table-cell table:style-name="ce46" table:formula="of:=[.B6]*[.$B$19]" office:value-type="currency" office:currency="EUR" office:value="0" calcext:value-type="currency">
            <text:p>0.00 €</text:p>
          </table:table-cell>
          <table:table-cell table:style-name="ce46" table:formula="of:=[.C6]*[.$B$19]" office:value-type="currency" office:currency="EUR" office:value="0" calcext:value-type="currency">
            <text:p>0.00 €</text:p>
          </table:table-cell>
          <table:table-cell table:style-name="ce46" table:formula="of:=[.D6]*[.$B$19]" office:value-type="currency" office:currency="EUR" office:value="0" calcext:value-type="currency">
            <text:p>0.00 €</text:p>
          </table:table-cell>
          <table:table-cell table:style-name="ce46" table:formula="of:=[.E6]*[.$B$19]" office:value-type="currency" office:currency="EUR" office:value="0" calcext:value-type="currency">
            <text:p>0.00 €</text:p>
          </table:table-cell>
          <table:table-cell table:style-name="ce46" table:formula="of:=[.F6]*[.$B$19]" office:value-type="currency" office:currency="EUR" office:value="0" calcext:value-type="currency">
            <text:p>0.00 €</text:p>
          </table:table-cell>
          <table:table-cell table:style-name="ce46" table:formula="of:=[.G6]*[.$B$19]" office:value-type="currency" office:currency="EUR" office:value="0" calcext:value-type="currency">
            <text:p>0.00 €</text:p>
          </table:table-cell>
          <table:table-cell table:style-name="ce46" table:formula="of:=[.H6]*[.$B$19]" office:value-type="currency" office:currency="EUR" office:value="110000" calcext:value-type="currency">
            <text:p>110,000.00 €</text:p>
          </table:table-cell>
          <table:table-cell table:style-name="ce46" table:formula="of:=[.I6]*[.$B$19]" office:value-type="currency" office:currency="EUR" office:value="0" calcext:value-type="currency">
            <text:p>0.00 €</text:p>
          </table:table-cell>
          <table:table-cell table:style-name="ce46" table:formula="of:=[.J6]*[.$B$19]" office:value-type="currency" office:currency="EUR" office:value="55000" calcext:value-type="currency">
            <text:p>55,000.00 €</text:p>
          </table:table-cell>
          <table:table-cell table:style-name="ce46" table:formula="of:=[.K6]*[.$B$19]" office:value-type="currency" office:currency="EUR" office:value="0" calcext:value-type="currency">
            <text:p>0.00 €</text:p>
          </table:table-cell>
          <table:table-cell table:style-name="ce5" table:formula="of:=SUM([.B30:.K30])" office:value-type="currency" office:currency="EUR" office:value="165000" calcext:value-type="currency">
            <text:p>165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b</text:p>
          </table:table-cell>
          <table:table-cell table:style-name="ce46" table:formula="of:=[.B7]*[.$B$20]" office:value-type="currency" office:currency="EUR" office:value="0" calcext:value-type="currency">
            <text:p>0.00 €</text:p>
          </table:table-cell>
          <table:table-cell table:style-name="ce46" table:formula="of:=[.C7]*[.$B$20]" office:value-type="currency" office:currency="EUR" office:value="0" calcext:value-type="currency">
            <text:p>0.00 €</text:p>
          </table:table-cell>
          <table:table-cell table:style-name="ce46" table:formula="of:=[.D7]*[.$B$20]" office:value-type="currency" office:currency="EUR" office:value="0" calcext:value-type="currency">
            <text:p>0.00 €</text:p>
          </table:table-cell>
          <table:table-cell table:style-name="ce46" table:formula="of:=[.E7]*[.$B$20]" office:value-type="currency" office:currency="EUR" office:value="0" calcext:value-type="currency">
            <text:p>0.00 €</text:p>
          </table:table-cell>
          <table:table-cell table:style-name="ce46" table:formula="of:=[.F7]*[.$B$20]" office:value-type="currency" office:currency="EUR" office:value="0" calcext:value-type="currency">
            <text:p>0.00 €</text:p>
          </table:table-cell>
          <table:table-cell table:style-name="ce46" table:formula="of:=[.G7]*[.$B$20]" office:value-type="currency" office:currency="EUR" office:value="0" calcext:value-type="currency">
            <text:p>0.00 €</text:p>
          </table:table-cell>
          <table:table-cell table:style-name="ce46" table:formula="of:=[.H7]*[.$B$20]" office:value-type="currency" office:currency="EUR" office:value="0" calcext:value-type="currency">
            <text:p>0.00 €</text:p>
          </table:table-cell>
          <table:table-cell table:style-name="ce46" table:formula="of:=[.I7]*[.$B$20]" office:value-type="currency" office:currency="EUR" office:value="60000" calcext:value-type="currency">
            <text:p>60,000.00 €</text:p>
          </table:table-cell>
          <table:table-cell table:style-name="ce46" table:formula="of:=[.J7]*[.$B$20]" office:value-type="currency" office:currency="EUR" office:value="80000" calcext:value-type="currency">
            <text:p>80,000.00 €</text:p>
          </table:table-cell>
          <table:table-cell table:style-name="ce46" table:formula="of:=[.K7]*[.$B$20]" office:value-type="currency" office:currency="EUR" office:value="80000" calcext:value-type="currency">
            <text:p>80,000.00 €</text:p>
          </table:table-cell>
          <table:table-cell table:style-name="ce5" table:formula="of:=SUM([.B31:.K31])" office:value-type="currency" office:currency="EUR" office:value="220000" calcext:value-type="currency">
            <text:p>22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c</text:p>
          </table:table-cell>
          <table:table-cell table:style-name="ce46" table:formula="of:=[.B8]*[.$B$21]" office:value-type="currency" office:currency="EUR" office:value="0" calcext:value-type="currency">
            <text:p>0.00 €</text:p>
          </table:table-cell>
          <table:table-cell table:style-name="ce46" table:formula="of:=[.C8]*[.$B$21]" office:value-type="currency" office:currency="EUR" office:value="0" calcext:value-type="currency">
            <text:p>0.00 €</text:p>
          </table:table-cell>
          <table:table-cell table:style-name="ce46" table:formula="of:=[.D8]*[.$B$21]" office:value-type="currency" office:currency="EUR" office:value="33000" calcext:value-type="currency">
            <text:p>33,000.00 €</text:p>
          </table:table-cell>
          <table:table-cell table:style-name="ce46" table:formula="of:=[.E8]*[.$B$21]" office:value-type="currency" office:currency="EUR" office:value="0" calcext:value-type="currency">
            <text:p>0.00 €</text:p>
          </table:table-cell>
          <table:table-cell table:style-name="ce46" table:formula="of:=[.F8]*[.$B$21]" office:value-type="currency" office:currency="EUR" office:value="132000" calcext:value-type="currency">
            <text:p>132,000.00 €</text:p>
          </table:table-cell>
          <table:table-cell table:style-name="ce46" table:formula="of:=[.G8]*[.$B$21]" office:value-type="currency" office:currency="EUR" office:value="0" calcext:value-type="currency">
            <text:p>0.00 €</text:p>
          </table:table-cell>
          <table:table-cell table:style-name="ce46" table:formula="of:=[.H8]*[.$B$21]" office:value-type="currency" office:currency="EUR" office:value="0" calcext:value-type="currency">
            <text:p>0.00 €</text:p>
          </table:table-cell>
          <table:table-cell table:style-name="ce46" table:formula="of:=[.I8]*[.$B$21]" office:value-type="currency" office:currency="EUR" office:value="0" calcext:value-type="currency">
            <text:p>0.00 €</text:p>
          </table:table-cell>
          <table:table-cell table:style-name="ce46" table:formula="of:=[.J8]*[.$B$21]" office:value-type="currency" office:currency="EUR" office:value="0" calcext:value-type="currency">
            <text:p>0.00 €</text:p>
          </table:table-cell>
          <table:table-cell table:style-name="ce46" table:formula="of:=[.K8]*[.$B$21]" office:value-type="currency" office:currency="EUR" office:value="0" calcext:value-type="currency">
            <text:p>0.00 €</text:p>
          </table:table-cell>
          <table:table-cell table:style-name="ce5" table:formula="of:=SUM([.B32:.K32])" office:value-type="currency" office:currency="EUR" office:value="165000" calcext:value-type="currency">
            <text:p>165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d</text:p>
          </table:table-cell>
          <table:table-cell table:style-name="ce46" table:formula="of:=[.B9]*[.$B$22]" office:value-type="currency" office:currency="EUR" office:value="28000" calcext:value-type="currency">
            <text:p>28,000.00 €</text:p>
          </table:table-cell>
          <table:table-cell table:style-name="ce46" table:formula="of:=[.C9]*[.$B$22]" office:value-type="currency" office:currency="EUR" office:value="28000" calcext:value-type="currency">
            <text:p>28,000.00 €</text:p>
          </table:table-cell>
          <table:table-cell table:style-name="ce46" table:formula="of:=[.D9]*[.$B$22]" office:value-type="currency" office:currency="EUR" office:value="0" calcext:value-type="currency">
            <text:p>0.00 €</text:p>
          </table:table-cell>
          <table:table-cell table:style-name="ce46" table:formula="of:=[.E9]*[.$B$22]" office:value-type="currency" office:currency="EUR" office:value="154000" calcext:value-type="currency">
            <text:p>154,000.00 €</text:p>
          </table:table-cell>
          <table:table-cell table:style-name="ce46" table:formula="of:=[.F9]*[.$B$22]" office:value-type="currency" office:currency="EUR" office:value="0" calcext:value-type="currency">
            <text:p>0.00 €</text:p>
          </table:table-cell>
          <table:table-cell table:style-name="ce46" table:formula="of:=[.G9]*[.$B$22]" office:value-type="currency" office:currency="EUR" office:value="0" calcext:value-type="currency">
            <text:p>0.00 €</text:p>
          </table:table-cell>
          <table:table-cell table:style-name="ce46" table:formula="of:=[.H9]*[.$B$22]" office:value-type="currency" office:currency="EUR" office:value="0" calcext:value-type="currency">
            <text:p>0.00 €</text:p>
          </table:table-cell>
          <table:table-cell table:style-name="ce46" table:formula="of:=[.I9]*[.$B$22]" office:value-type="currency" office:currency="EUR" office:value="0" calcext:value-type="currency">
            <text:p>0.00 €</text:p>
          </table:table-cell>
          <table:table-cell table:style-name="ce46" table:formula="of:=[.J9]*[.$B$22]" office:value-type="currency" office:currency="EUR" office:value="0" calcext:value-type="currency">
            <text:p>0.00 €</text:p>
          </table:table-cell>
          <table:table-cell table:style-name="ce46" table:formula="of:=[.K9]*[.$B$22]" office:value-type="currency" office:currency="EUR" office:value="0" calcext:value-type="currency">
            <text:p>0.00 €</text:p>
          </table:table-cell>
          <table:table-cell table:style-name="ce5" table:formula="of:=SUM([.B33:.K33])" office:value-type="currency" office:currency="EUR" office:value="210000" calcext:value-type="currency">
            <text:p>21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Gp5</text:p>
          </table:table-cell>
          <table:table-cell table:style-name="ce46" table:formula="of:=[.B10]*[.$B$23]" office:value-type="currency" office:currency="EUR" office:value="96000" calcext:value-type="currency">
            <text:p>96,000.00 €</text:p>
          </table:table-cell>
          <table:table-cell table:style-name="ce46" table:formula="of:=[.C10]*[.$B$23]" office:value-type="currency" office:currency="EUR" office:value="0" calcext:value-type="currency">
            <text:p>0.00 €</text:p>
          </table:table-cell>
          <table:table-cell table:style-name="ce46" table:formula="of:=[.D10]*[.$B$23]" office:value-type="currency" office:currency="EUR" office:value="0" calcext:value-type="currency">
            <text:p>0.00 €</text:p>
          </table:table-cell>
          <table:table-cell table:style-name="ce46" table:formula="of:=[.E10]*[.$B$23]" office:value-type="currency" office:currency="EUR" office:value="0" calcext:value-type="currency">
            <text:p>0.00 €</text:p>
          </table:table-cell>
          <table:table-cell table:style-name="ce46" table:formula="of:=[.F10]*[.$B$23]" office:value-type="currency" office:currency="EUR" office:value="0" calcext:value-type="currency">
            <text:p>0.00 €</text:p>
          </table:table-cell>
          <table:table-cell table:style-name="ce46" table:formula="of:=[.G10]*[.$B$23]" office:value-type="currency" office:currency="EUR" office:value="0" calcext:value-type="currency">
            <text:p>0.00 €</text:p>
          </table:table-cell>
          <table:table-cell table:style-name="ce46" table:formula="of:=[.H10]*[.$B$23]" office:value-type="currency" office:currency="EUR" office:value="0" calcext:value-type="currency">
            <text:p>0.00 €</text:p>
          </table:table-cell>
          <table:table-cell table:style-name="ce46" table:formula="of:=[.I10]*[.$B$23]" office:value-type="currency" office:currency="EUR" office:value="0" calcext:value-type="currency">
            <text:p>0.00 €</text:p>
          </table:table-cell>
          <table:table-cell table:style-name="ce46" table:formula="of:=[.J10]*[.$B$23]" office:value-type="currency" office:currency="EUR" office:value="0" calcext:value-type="currency">
            <text:p>0.00 €</text:p>
          </table:table-cell>
          <table:table-cell table:style-name="ce46" table:formula="of:=[.K10]*[.$B$23]" office:value-type="currency" office:currency="EUR" office:value="0" calcext:value-type="currency">
            <text:p>0.00 €</text:p>
          </table:table-cell>
          <table:table-cell table:style-name="ce5" table:formula="of:=SUM([.B34:.K34])" office:value-type="currency" office:currency="EUR" office:value="96000" calcext:value-type="currency">
            <text:p>96,000.00 €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SUMME</text:p>
          </table:table-cell>
          <table:table-cell table:style-name="ce5" table:formula="of:=SUM([.B26:.B34])" office:value-type="currency" office:currency="EUR" office:value="124000" calcext:value-type="currency">
            <text:p>124,000.00 €</text:p>
          </table:table-cell>
          <table:table-cell table:style-name="ce5" table:formula="of:=SUM([.C26:.C34])" office:value-type="currency" office:currency="EUR" office:value="111000" calcext:value-type="currency">
            <text:p>111,000.00 €</text:p>
          </table:table-cell>
          <table:table-cell table:style-name="ce5" table:formula="of:=SUM([.D26:.D34])" office:value-type="currency" office:currency="EUR" office:value="549000" calcext:value-type="currency">
            <text:p>549,000.00 €</text:p>
          </table:table-cell>
          <table:table-cell table:style-name="ce5" table:formula="of:=SUM([.E26:.E34])" office:value-type="currency" office:currency="EUR" office:value="254000" calcext:value-type="currency">
            <text:p>254,000.00 €</text:p>
          </table:table-cell>
          <table:table-cell table:style-name="ce5" table:formula="of:=SUM([.F26:.F34])" office:value-type="currency" office:currency="EUR" office:value="731000" calcext:value-type="currency">
            <text:p>731,000.00 €</text:p>
          </table:table-cell>
          <table:table-cell table:style-name="ce5" table:formula="of:=SUM([.G26:.G34])" office:value-type="currency" office:currency="EUR" office:value="189000" calcext:value-type="currency">
            <text:p>189,000.00 €</text:p>
          </table:table-cell>
          <table:table-cell table:style-name="ce5" table:formula="of:=SUM([.H26:.H34])" office:value-type="currency" office:currency="EUR" office:value="110000" calcext:value-type="currency">
            <text:p>110,000.00 €</text:p>
          </table:table-cell>
          <table:table-cell table:style-name="ce5" table:formula="of:=SUM([.I26:.I34])" office:value-type="currency" office:currency="EUR" office:value="302000" calcext:value-type="currency">
            <text:p>302,000.00 €</text:p>
          </table:table-cell>
          <table:table-cell table:style-name="ce5" table:formula="of:=SUM([.J26:.J34])" office:value-type="currency" office:currency="EUR" office:value="628000" calcext:value-type="currency">
            <text:p>628,000.00 €</text:p>
          </table:table-cell>
          <table:table-cell table:style-name="ce5" table:formula="of:=SUM([.K26:.K34])" office:value-type="currency" office:currency="EUR" office:value="133000" calcext:value-type="currency">
            <text:p>133,000.00 €</text:p>
          </table:table-cell>
          <table:table-cell table:style-name="ce5" table:formula="of:=SUM([.B35:.K35])" office:value-type="currency" office:currency="EUR" office:value="3131000" calcext:value-type="currency">
            <text:p>3,131,000.00 €</text:p>
          </table:table-cell>
          <table:table-cell table:number-columns-repeated="1012"/>
        </table:table-row>
        <table:table-row table:style-name="ro1" table:number-rows-repeated="9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erialkosten" table:style-name="ta6"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9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6" table:formula="of:=60000*[.B3]" office:value-type="currency" office:currency="EUR" office:value="300" calcext:value-type="currency">
            <text:p>300.00 €</text:p>
          </table:table-cell>
          <table:table-cell table:style-name="ce46" table:formula="of:=60000*[.C3]" office:value-type="currency" office:currency="EUR" office:value="6600" calcext:value-type="currency">
            <text:p>6,600.00 €</text:p>
          </table:table-cell>
          <table:table-cell table:style-name="ce46" table:formula="of:=60000*[.D3]" office:value-type="currency" office:currency="EUR" office:value="9300" calcext:value-type="currency">
            <text:p>9,300.00 €</text:p>
          </table:table-cell>
          <table:table-cell table:style-name="ce46" table:formula="of:=60000*[.E3]" office:value-type="currency" office:currency="EUR" office:value="17400" calcext:value-type="currency">
            <text:p>17,400.00 €</text:p>
          </table:table-cell>
          <table:table-cell table:style-name="ce46" table:formula="of:=60000*[.F3]" office:value-type="currency" office:currency="EUR" office:value="2100" calcext:value-type="currency">
            <text:p>2,100.00 €</text:p>
          </table:table-cell>
          <table:table-cell table:style-name="ce46" table:formula="of:=60000*[.G3]" office:value-type="currency" office:currency="EUR" office:value="4200" calcext:value-type="currency">
            <text:p>4,200.00 €</text:p>
          </table:table-cell>
          <table:table-cell table:style-name="ce46" table:formula="of:=60000*[.H3]" office:value-type="currency" office:currency="EUR" office:value="2100" calcext:value-type="currency">
            <text:p>2,100.00 €</text:p>
          </table:table-cell>
          <table:table-cell table:style-name="ce46" table:formula="of:=60000*[.I3]" office:value-type="currency" office:currency="EUR" office:value="5400" calcext:value-type="currency">
            <text:p>5,400.00 €</text:p>
          </table:table-cell>
          <table:table-cell table:style-name="ce46" table:formula="of:=60000*[.J3]" office:value-type="currency" office:currency="EUR" office:value="12000" calcext:value-type="currency">
            <text:p>12,000.00 €</text:p>
          </table:table-cell>
          <table:table-cell table:style-name="ce46" table:formula="of:=60000*[.K3]" office:value-type="currency" office:currency="EUR" office:value="600" calcext:value-type="currency">
            <text:p>600.00 €</text:p>
          </table:table-cell>
          <table:table-cell table:style-name="ce5" table:formula="of:=SUM([.B2:.K2])" office:value-type="currency" office:currency="EUR" office:value="60000" calcext:value-type="currency">
            <text:p>6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8" office:value-type="percentage" office:value="0.005" calcext:value-type="percentage">
            <text:p>0.50 %</text:p>
          </table:table-cell>
          <table:table-cell table:style-name="ce48" office:value-type="percentage" office:value="0.11" calcext:value-type="percentage">
            <text:p>11.00 %</text:p>
          </table:table-cell>
          <table:table-cell table:style-name="ce48" office:value-type="percentage" office:value="0.155" calcext:value-type="percentage">
            <text:p>15.50 %</text:p>
          </table:table-cell>
          <table:table-cell table:style-name="ce48" office:value-type="percentage" office:value="0.29" calcext:value-type="percentage">
            <text:p>29.00 %</text:p>
          </table:table-cell>
          <table:table-cell table:style-name="ce48" office:value-type="percentage" office:value="0.035" calcext:value-type="percentage">
            <text:p>3.50 %</text:p>
          </table:table-cell>
          <table:table-cell table:style-name="ce48" office:value-type="percentage" office:value="0.07" calcext:value-type="percentage">
            <text:p>7.00 %</text:p>
          </table:table-cell>
          <table:table-cell table:style-name="ce48" office:value-type="percentage" office:value="0.035" calcext:value-type="percentage">
            <text:p>3.50 %</text:p>
          </table:table-cell>
          <table:table-cell table:style-name="ce48" office:value-type="percentage" office:value="0.09" calcext:value-type="percentage">
            <text:p>9.00 %</text:p>
          </table:table-cell>
          <table:table-cell table:style-name="ce48" office:value-type="percentage" office:value="0.2" calcext:value-type="percentage">
            <text:p>20.00 %</text:p>
          </table:table-cell>
          <table:table-cell table:style-name="ce48" office:value-type="percentage" office:value="0.01" calcext:value-type="percentage">
            <text:p>1.00 %</text:p>
          </table:table-cell>
          <table:table-cell table:style-name="ce6" table:formula="of:=SUM([.B3:.K3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giekosten" table:style-name="ta7">
        <table:table-column table:style-name="co36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9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6" table:formula="of:=[.$B$5]*([.B4]/[.$L$4])" office:value-type="currency" office:currency="EUR" office:value="543.478260869565" calcext:value-type="currency">
            <text:p>543.48 €</text:p>
          </table:table-cell>
          <table:table-cell table:style-name="ce46" table:formula="of:=[.$B$5]*([.C4]/[.$L$4])" office:value-type="currency" office:currency="EUR" office:value="4891.30434782609" calcext:value-type="currency">
            <text:p>4,891.30 €</text:p>
          </table:table-cell>
          <table:table-cell table:style-name="ce46" table:formula="of:=[.$B$5]*([.D4]/[.$L$4])" office:value-type="currency" office:currency="EUR" office:value="1630.4347826087" calcext:value-type="currency">
            <text:p>1,630.43 €</text:p>
          </table:table-cell>
          <table:table-cell table:style-name="ce46" table:formula="of:=[.$B$5]*([.E4]/[.$L$4])" office:value-type="currency" office:currency="EUR" office:value="10869.5652173913" calcext:value-type="currency">
            <text:p>10,869.57 €</text:p>
          </table:table-cell>
          <table:table-cell table:style-name="ce46" table:formula="of:=[.$B$5]*([.F4]/[.$L$4])" office:value-type="currency" office:currency="EUR" office:value="12771.7391304348" calcext:value-type="currency">
            <text:p>12,771.74 €</text:p>
          </table:table-cell>
          <table:table-cell table:style-name="ce46" table:formula="of:=[.$B$5]*([.G4]/[.$L$4])" office:value-type="currency" office:currency="EUR" office:value="3260.86956521739" calcext:value-type="currency">
            <text:p>3,260.87 €</text:p>
          </table:table-cell>
          <table:table-cell table:style-name="ce46" table:formula="of:=[.$B$5]*([.H4]/[.$L$4])" office:value-type="currency" office:currency="EUR" office:value="1630.4347826087" calcext:value-type="currency">
            <text:p>1,630.43 €</text:p>
          </table:table-cell>
          <table:table-cell table:style-name="ce46" table:formula="of:=[.$B$5]*([.I4]/[.$L$4])" office:value-type="currency" office:currency="EUR" office:value="4347.82608695652" calcext:value-type="currency">
            <text:p>4,347.83 €</text:p>
          </table:table-cell>
          <table:table-cell table:style-name="ce46" table:formula="of:=[.$B$5]*([.J4]/[.$L$4])" office:value-type="currency" office:currency="EUR" office:value="8967.39130434783" calcext:value-type="currency">
            <text:p>8,967.39 €</text:p>
          </table:table-cell>
          <table:table-cell table:style-name="ce46" table:formula="of:=[.$B$5]*([.K4]/[.$L$4])" office:value-type="currency" office:currency="EUR" office:value="1086.95652173913" calcext:value-type="currency">
            <text:p>1,086.96 €</text:p>
          </table:table-cell>
          <table:table-cell table:style-name="ce5" table:formula="of:=SUM([.B2:.K2])" office:value-type="currency" office:currency="EUR" office:value="50000" calcext:value-type="currency">
            <text:p>5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" table:formula="of:=[.B2]/[.$B$5]" office:value-type="percentage" office:value="0.0108695652173913" calcext:value-type="percentage">
            <text:p>1.09 %</text:p>
          </table:table-cell>
          <table:table-cell table:style-name="ce4" table:formula="of:=[.C2]/[.$B$5]" office:value-type="percentage" office:value="0.0978260869565217" calcext:value-type="percentage">
            <text:p>9.78 %</text:p>
          </table:table-cell>
          <table:table-cell table:style-name="ce4" table:formula="of:=[.D2]/[.$B$5]" office:value-type="percentage" office:value="0.0326086956521739" calcext:value-type="percentage">
            <text:p>3.26 %</text:p>
          </table:table-cell>
          <table:table-cell table:style-name="ce4" table:formula="of:=[.E2]/[.$B$5]" office:value-type="percentage" office:value="0.217391304347826" calcext:value-type="percentage">
            <text:p>21.74 %</text:p>
          </table:table-cell>
          <table:table-cell table:style-name="ce4" table:formula="of:=[.F2]/[.$B$5]" office:value-type="percentage" office:value="0.255434782608696" calcext:value-type="percentage">
            <text:p>25.54 %</text:p>
          </table:table-cell>
          <table:table-cell table:style-name="ce4" table:formula="of:=[.G2]/[.$B$5]" office:value-type="percentage" office:value="0.0652173913043478" calcext:value-type="percentage">
            <text:p>6.52 %</text:p>
          </table:table-cell>
          <table:table-cell table:style-name="ce4" table:formula="of:=[.H2]/[.$B$5]" office:value-type="percentage" office:value="0.0326086956521739" calcext:value-type="percentage">
            <text:p>3.26 %</text:p>
          </table:table-cell>
          <table:table-cell table:style-name="ce4" table:formula="of:=[.I2]/[.$B$5]" office:value-type="percentage" office:value="0.0869565217391305" calcext:value-type="percentage">
            <text:p>8.70 %</text:p>
          </table:table-cell>
          <table:table-cell table:style-name="ce4" table:formula="of:=[.J2]/[.$B$5]" office:value-type="percentage" office:value="0.179347826086957" calcext:value-type="percentage">
            <text:p>17.93 %</text:p>
          </table:table-cell>
          <table:table-cell table:style-name="ce4" table:formula="of:=[.K2]/[.$B$5]" office:value-type="percentage" office:value="0.0217391304347826" calcext:value-type="percentage">
            <text:p>2.17 %</text:p>
          </table:table-cell>
          <table:table-cell table:style-name="ce6" table:formula="of:=SUM([.B3:.K3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läche [m²]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0" calcext:value-type="float">
            <text:p>20</text:p>
          </table:table-cell>
          <table:table-cell table:style-name="ce43" table:formula="of:=SUM([.B4:.K4])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49" office:value-type="currency" office:currency="EUR" office:value="50000" calcext:value-type="currency">
            <text:p>50,000.00 €</text:p>
          </table:table-cell>
          <table:table-cell table:style-name="ce32" table:number-columns-repeated="10"/>
          <table:table-cell table:number-columns-repeated="101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mmunikationskosten" table:style-name="ta8">
        <table:table-column table:style-name="co36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1" table:number-columns-repeated="2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9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6" table:formula="of:=[.$B$4]*[.B3]" office:value-type="currency" office:currency="EUR" office:value="0" calcext:value-type="currency">
            <text:p>0.00 €</text:p>
          </table:table-cell>
          <table:table-cell table:style-name="ce46" table:formula="of:=[.$B$4]*[.C3]" office:value-type="currency" office:currency="EUR" office:value="6000" calcext:value-type="currency">
            <text:p>6,000.00 €</text:p>
          </table:table-cell>
          <table:table-cell table:style-name="ce46" table:formula="of:=[.$B$4]*[.D3]" office:value-type="currency" office:currency="EUR" office:value="10000" calcext:value-type="currency">
            <text:p>10,000.00 €</text:p>
          </table:table-cell>
          <table:table-cell table:style-name="ce46" table:formula="of:=[.$B$4]*[.E3]" office:value-type="currency" office:currency="EUR" office:value="5000" calcext:value-type="currency">
            <text:p>5,000.00 €</text:p>
          </table:table-cell>
          <table:table-cell table:style-name="ce46" table:formula="of:=[.$B$4]*[.F3]" office:value-type="currency" office:currency="EUR" office:value="19000" calcext:value-type="currency">
            <text:p>19,000.00 €</text:p>
          </table:table-cell>
          <table:table-cell table:style-name="ce46" table:formula="of:=[.$B$4]*[.G3]" office:value-type="currency" office:currency="EUR" office:value="11000" calcext:value-type="currency">
            <text:p>11,000.00 €</text:p>
          </table:table-cell>
          <table:table-cell table:style-name="ce46" table:formula="of:=[.$B$4]*[.H3]" office:value-type="currency" office:currency="EUR" office:value="1000" calcext:value-type="currency">
            <text:p>1,000.00 €</text:p>
          </table:table-cell>
          <table:table-cell table:style-name="ce46" table:formula="of:=[.$B$4]*[.I3]" office:value-type="currency" office:currency="EUR" office:value="34000" calcext:value-type="currency">
            <text:p>34,000.00 €</text:p>
          </table:table-cell>
          <table:table-cell table:style-name="ce46" table:formula="of:=[.$B$4]*[.J3]" office:value-type="currency" office:currency="EUR" office:value="13000" calcext:value-type="currency">
            <text:p>13,000.00 €</text:p>
          </table:table-cell>
          <table:table-cell table:style-name="ce46" table:formula="of:=[.$B$4]*[.K3]" office:value-type="currency" office:currency="EUR" office:value="1000" calcext:value-type="currency">
            <text:p>1,000.00 €</text:p>
          </table:table-cell>
          <table:table-cell table:style-name="ce5" table:formula="of:=SUM([.B2:.K2])" office:value-type="currency" office:currency="EUR" office:value="100000" calcext:value-type="currency">
            <text:p>10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8" office:value-type="percentage" office:value="0" calcext:value-type="percentage">
            <text:p>0.00 %</text:p>
          </table:table-cell>
          <table:table-cell table:style-name="ce48" office:value-type="percentage" office:value="0.06" calcext:value-type="percentage">
            <text:p>6.00 %</text:p>
          </table:table-cell>
          <table:table-cell table:style-name="ce48" office:value-type="percentage" office:value="0.1" calcext:value-type="percentage">
            <text:p>10.00 %</text:p>
          </table:table-cell>
          <table:table-cell table:style-name="ce48" office:value-type="percentage" office:value="0.05" calcext:value-type="percentage">
            <text:p>5.00 %</text:p>
          </table:table-cell>
          <table:table-cell table:style-name="ce48" office:value-type="percentage" office:value="0.19" calcext:value-type="percentage">
            <text:p>19.00 %</text:p>
          </table:table-cell>
          <table:table-cell table:style-name="ce48" office:value-type="percentage" office:value="0.11" calcext:value-type="percentage">
            <text:p>11.00 %</text:p>
          </table:table-cell>
          <table:table-cell table:style-name="ce48" office:value-type="percentage" office:value="0.01" calcext:value-type="percentage">
            <text:p>1.00 %</text:p>
          </table:table-cell>
          <table:table-cell table:style-name="ce48" office:value-type="percentage" office:value="0.34" calcext:value-type="percentage">
            <text:p>34.00 %</text:p>
          </table:table-cell>
          <table:table-cell table:style-name="ce48" office:value-type="percentage" office:value="0.13" calcext:value-type="percentage">
            <text:p>13.00 %</text:p>
          </table:table-cell>
          <table:table-cell table:style-name="ce48" office:value-type="percentage" office:value="0.01" calcext:value-type="percentage">
            <text:p>1.00 %</text:p>
          </table:table-cell>
          <table:table-cell table:style-name="ce6" table:formula="of:=SUM([.B3:.K3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49" office:value-type="currency" office:currency="EUR" office:value="100000" calcext:value-type="currency">
            <text:p>100,000.00 €</text:p>
          </table:table-cell>
          <table:table-cell table:style-name="ce32" table:number-columns-repeated="10"/>
          <table:table-cell table:number-columns-repeated="101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rtung" table:style-name="ta9">
        <table:table-column table:style-name="co31" table:number-columns-repeated="12" table:default-cell-style-name="Default"/>
        <table:table-column table:style-name="co9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50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6" table:formula="of:=[.$B$5]*([.B4]/[.$L$4])" office:value-type="currency" office:currency="EUR" office:value="331.521739130435" calcext:value-type="currency">
            <text:p>331.52 €</text:p>
          </table:table-cell>
          <table:table-cell table:style-name="ce46" table:formula="of:=[.$B$5]*([.C4]/[.$L$4])" office:value-type="currency" office:currency="EUR" office:value="2983.69565217391" calcext:value-type="currency">
            <text:p>2,983.70 €</text:p>
          </table:table-cell>
          <table:table-cell table:style-name="ce46" table:formula="of:=[.$B$5]*([.D4]/[.$L$4])" office:value-type="currency" office:currency="EUR" office:value="994.565217391304" calcext:value-type="currency">
            <text:p>994.57 €</text:p>
          </table:table-cell>
          <table:table-cell table:style-name="ce46" table:formula="of:=[.$B$5]*([.E4]/[.$L$4])" office:value-type="currency" office:currency="EUR" office:value="6630.4347826087" calcext:value-type="currency">
            <text:p>6,630.43 €</text:p>
          </table:table-cell>
          <table:table-cell table:style-name="ce46" table:formula="of:=[.$B$5]*([.F4]/[.$L$4])" office:value-type="currency" office:currency="EUR" office:value="7790.76086956522" calcext:value-type="currency">
            <text:p>7,790.76 €</text:p>
          </table:table-cell>
          <table:table-cell table:style-name="ce46" table:formula="of:=[.$B$5]*([.G4]/[.$L$4])" office:value-type="currency" office:currency="EUR" office:value="1989.13043478261" calcext:value-type="currency">
            <text:p>1,989.13 €</text:p>
          </table:table-cell>
          <table:table-cell table:style-name="ce46" table:formula="of:=[.$B$5]*([.H4]/[.$L$4])" office:value-type="currency" office:currency="EUR" office:value="994.565217391304" calcext:value-type="currency">
            <text:p>994.57 €</text:p>
          </table:table-cell>
          <table:table-cell table:style-name="ce46" table:formula="of:=[.$B$5]*([.I4]/[.$L$4])" office:value-type="currency" office:currency="EUR" office:value="2652.17391304348" calcext:value-type="currency">
            <text:p>2,652.17 €</text:p>
          </table:table-cell>
          <table:table-cell table:style-name="ce46" table:formula="of:=[.$B$5]*([.J4]/[.$L$4])" office:value-type="currency" office:currency="EUR" office:value="5470.10869565217" calcext:value-type="currency">
            <text:p>5,470.11 €</text:p>
          </table:table-cell>
          <table:table-cell table:style-name="ce46" table:formula="of:=[.$B$5]*([.K4]/[.$L$4])" office:value-type="currency" office:currency="EUR" office:value="663.04347826087" calcext:value-type="currency">
            <text:p>663.04 €</text:p>
          </table:table-cell>
          <table:table-cell table:style-name="ce13" table:formula="of:=SUM([.B2:.K2])" office:value-type="currency" office:currency="EUR" office:value="30500" calcext:value-type="currency">
            <text:p>30,5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" table:formula="of:=[.B2]/[.$B$5]" office:value-type="percentage" office:value="0.0108695652173913" calcext:value-type="percentage">
            <text:p>1.09 %</text:p>
          </table:table-cell>
          <table:table-cell table:style-name="ce4" table:formula="of:=[.C2]/[.$B$5]" office:value-type="percentage" office:value="0.0978260869565217" calcext:value-type="percentage">
            <text:p>9.78 %</text:p>
          </table:table-cell>
          <table:table-cell table:style-name="ce4" table:formula="of:=[.D2]/[.$B$5]" office:value-type="percentage" office:value="0.0326086956521739" calcext:value-type="percentage">
            <text:p>3.26 %</text:p>
          </table:table-cell>
          <table:table-cell table:style-name="ce4" table:formula="of:=[.E2]/[.$B$5]" office:value-type="percentage" office:value="0.217391304347826" calcext:value-type="percentage">
            <text:p>21.74 %</text:p>
          </table:table-cell>
          <table:table-cell table:style-name="ce4" table:formula="of:=[.F2]/[.$B$5]" office:value-type="percentage" office:value="0.255434782608696" calcext:value-type="percentage">
            <text:p>25.54 %</text:p>
          </table:table-cell>
          <table:table-cell table:style-name="ce4" table:formula="of:=[.G2]/[.$B$5]" office:value-type="percentage" office:value="0.0652173913043478" calcext:value-type="percentage">
            <text:p>6.52 %</text:p>
          </table:table-cell>
          <table:table-cell table:style-name="ce4" table:formula="of:=[.H2]/[.$B$5]" office:value-type="percentage" office:value="0.0326086956521739" calcext:value-type="percentage">
            <text:p>3.26 %</text:p>
          </table:table-cell>
          <table:table-cell table:style-name="ce4" table:formula="of:=[.I2]/[.$B$5]" office:value-type="percentage" office:value="0.0869565217391304" calcext:value-type="percentage">
            <text:p>8.70 %</text:p>
          </table:table-cell>
          <table:table-cell table:style-name="ce4" table:formula="of:=[.J2]/[.$B$5]" office:value-type="percentage" office:value="0.179347826086957" calcext:value-type="percentage">
            <text:p>17.93 %</text:p>
          </table:table-cell>
          <table:table-cell table:style-name="ce4" table:formula="of:=[.K2]/[.$B$5]" office:value-type="percentage" office:value="0.0217391304347826" calcext:value-type="percentage">
            <text:p>2.17 %</text:p>
          </table:table-cell>
          <table:table-cell table:style-name="ce51" table:formula="of:=SUM([.B3:.K3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läche [m²]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0" calcext:value-type="float">
            <text:p>20</text:p>
          </table:table-cell>
          <table:table-cell table:style-name="ce50" table:formula="of:=SUM([.B4:.K4])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49" office:value-type="currency" office:currency="EUR" office:value="30500" calcext:value-type="currency">
            <text:p>30,500.00 €</text:p>
          </table:table-cell>
          <table:table-cell table:style-name="ce32" table:number-columns-repeated="10"/>
          <table:table-cell table:number-columns-repeated="101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nstigeKosten" table:style-name="ta10">
        <table:table-column table:style-name="co35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9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52" office:value-type="string" calcext:value-type="string">
            <text:p>Öffentliche Abgaben</text:p>
          </table:table-cell>
          <table:table-cell table:style-name="ce32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6" table:formula="of:=[.$B6]*[.B4]" office:value-type="currency" office:currency="EUR" office:value="108.695652173913" calcext:value-type="currency">
            <text:p>108.70 €</text:p>
          </table:table-cell>
          <table:table-cell table:style-name="ce46" table:formula="of:=[.$B6]*[.C4]" office:value-type="currency" office:currency="EUR" office:value="978.260869565218" calcext:value-type="currency">
            <text:p>978.26 €</text:p>
          </table:table-cell>
          <table:table-cell table:style-name="ce46" table:formula="of:=[.$B6]*[.D4]" office:value-type="currency" office:currency="EUR" office:value="326.086956521739" calcext:value-type="currency">
            <text:p>326.09 €</text:p>
          </table:table-cell>
          <table:table-cell table:style-name="ce46" table:formula="of:=[.$B6]*[.E4]" office:value-type="currency" office:currency="EUR" office:value="2173.91304347826" calcext:value-type="currency">
            <text:p>2,173.91 €</text:p>
          </table:table-cell>
          <table:table-cell table:style-name="ce46" table:formula="of:=[.$B6]*[.F4]" office:value-type="currency" office:currency="EUR" office:value="2554.34782608696" calcext:value-type="currency">
            <text:p>2,554.35 €</text:p>
          </table:table-cell>
          <table:table-cell table:style-name="ce46" table:formula="of:=[.$B6]*[.G4]" office:value-type="currency" office:currency="EUR" office:value="652.173913043478" calcext:value-type="currency">
            <text:p>652.17 €</text:p>
          </table:table-cell>
          <table:table-cell table:style-name="ce46" table:formula="of:=[.$B6]*[.H4]" office:value-type="currency" office:currency="EUR" office:value="326.086956521739" calcext:value-type="currency">
            <text:p>326.09 €</text:p>
          </table:table-cell>
          <table:table-cell table:style-name="ce46" table:formula="of:=[.$B6]*[.I4]" office:value-type="currency" office:currency="EUR" office:value="869.565217391304" calcext:value-type="currency">
            <text:p>869.57 €</text:p>
          </table:table-cell>
          <table:table-cell table:style-name="ce46" table:formula="of:=[.$B6]*[.J4]" office:value-type="currency" office:currency="EUR" office:value="1793.47826086957" calcext:value-type="currency">
            <text:p>1,793.48 €</text:p>
          </table:table-cell>
          <table:table-cell table:style-name="ce46" table:formula="of:=[.$B6]*[.K4]" office:value-type="currency" office:currency="EUR" office:value="217.391304347826" calcext:value-type="currency">
            <text:p>217.39 €</text:p>
          </table:table-cell>
          <table:table-cell table:style-name="ce5" table:formula="of:=SUM([.B3:.K3])" office:value-type="currency" office:currency="EUR" office:value="10000" calcext:value-type="currency">
            <text:p>1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" table:formula="of:=[.B5]/[.$L5]" office:value-type="percentage" office:value="0.0108695652173913" calcext:value-type="percentage">
            <text:p>1.09 %</text:p>
          </table:table-cell>
          <table:table-cell table:style-name="ce4" table:formula="of:=[.C5]/[.$L5]" office:value-type="percentage" office:value="0.0978260869565217" calcext:value-type="percentage">
            <text:p>9.78 %</text:p>
          </table:table-cell>
          <table:table-cell table:style-name="ce4" table:formula="of:=[.D5]/[.$L5]" office:value-type="percentage" office:value="0.0326086956521739" calcext:value-type="percentage">
            <text:p>3.26 %</text:p>
          </table:table-cell>
          <table:table-cell table:style-name="ce4" table:formula="of:=[.E5]/[.$L5]" office:value-type="percentage" office:value="0.217391304347826" calcext:value-type="percentage">
            <text:p>21.74 %</text:p>
          </table:table-cell>
          <table:table-cell table:style-name="ce4" table:formula="of:=[.F5]/[.$L5]" office:value-type="percentage" office:value="0.255434782608696" calcext:value-type="percentage">
            <text:p>25.54 %</text:p>
          </table:table-cell>
          <table:table-cell table:style-name="ce4" table:formula="of:=[.G5]/[.$L5]" office:value-type="percentage" office:value="0.0652173913043478" calcext:value-type="percentage">
            <text:p>6.52 %</text:p>
          </table:table-cell>
          <table:table-cell table:style-name="ce4" table:formula="of:=[.H5]/[.$L5]" office:value-type="percentage" office:value="0.0326086956521739" calcext:value-type="percentage">
            <text:p>3.26 %</text:p>
          </table:table-cell>
          <table:table-cell table:style-name="ce4" table:formula="of:=[.I5]/[.$L5]" office:value-type="percentage" office:value="0.0869565217391304" calcext:value-type="percentage">
            <text:p>8.70 %</text:p>
          </table:table-cell>
          <table:table-cell table:style-name="ce4" table:formula="of:=[.J5]/[.$L5]" office:value-type="percentage" office:value="0.179347826086957" calcext:value-type="percentage">
            <text:p>17.93 %</text:p>
          </table:table-cell>
          <table:table-cell table:style-name="ce4" table:formula="of:=[.K5]/[.$L5]" office:value-type="percentage" office:value="0.0217391304347826" calcext:value-type="percentage">
            <text:p>2.17 %</text:p>
          </table:table-cell>
          <table:table-cell table:style-name="ce6" table:formula="of:=SUM([.B4:.K4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läche [m²]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0" calcext:value-type="float">
            <text:p>20</text:p>
          </table:table-cell>
          <table:table-cell table:style-name="ce43" table:formula="of:=SUM([.B5:.K5])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49" office:value-type="currency" office:currency="EUR" office:value="10000" calcext:value-type="currency">
            <text:p>10,000.00 €</text:p>
          </table:table-cell>
          <table:table-cell table:style-name="ce3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Gutachterhonorare</text:p>
          </table:table-cell>
          <table:table-cell table:style-name="ce32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6" table:formula="of:=[.$B12]*[.B11]" office:value-type="currency" office:currency="EUR" office:value="0" calcext:value-type="currency">
            <text:p>0.00 €</text:p>
          </table:table-cell>
          <table:table-cell table:style-name="ce46" table:formula="of:=[.$B12]*[.C11]" office:value-type="currency" office:currency="EUR" office:value="0" calcext:value-type="currency">
            <text:p>0.00 €</text:p>
          </table:table-cell>
          <table:table-cell table:style-name="ce46" table:formula="of:=[.$B12]*[.D11]" office:value-type="currency" office:currency="EUR" office:value="0" calcext:value-type="currency">
            <text:p>0.00 €</text:p>
          </table:table-cell>
          <table:table-cell table:style-name="ce46" table:formula="of:=[.$B12]*[.E11]" office:value-type="currency" office:currency="EUR" office:value="0" calcext:value-type="currency">
            <text:p>0.00 €</text:p>
          </table:table-cell>
          <table:table-cell table:style-name="ce46" table:formula="of:=[.$B12]*[.F11]" office:value-type="currency" office:currency="EUR" office:value="0" calcext:value-type="currency">
            <text:p>0.00 €</text:p>
          </table:table-cell>
          <table:table-cell table:style-name="ce46" table:formula="of:=[.$B12]*[.G11]" office:value-type="currency" office:currency="EUR" office:value="0" calcext:value-type="currency">
            <text:p>0.00 €</text:p>
          </table:table-cell>
          <table:table-cell table:style-name="ce46" table:formula="of:=[.$B12]*[.H11]" office:value-type="currency" office:currency="EUR" office:value="0" calcext:value-type="currency">
            <text:p>0.00 €</text:p>
          </table:table-cell>
          <table:table-cell table:style-name="ce46" office:value-type="currency" office:currency="EUR" office:value="70000" calcext:value-type="currency">
            <text:p>70,000.00 €</text:p>
          </table:table-cell>
          <table:table-cell table:style-name="ce46" office:value-type="currency" office:currency="EUR" office:value="90000" calcext:value-type="currency">
            <text:p>90,000.00 €</text:p>
          </table:table-cell>
          <table:table-cell table:style-name="ce46" office:value-type="currency" office:currency="EUR" office:value="40000" calcext:value-type="currency">
            <text:p>40,000.00 €</text:p>
          </table:table-cell>
          <table:table-cell table:style-name="ce5" table:formula="of:=SUM([.B10:.K10])" office:value-type="currency" office:currency="EUR" office:value="200000" calcext:value-type="currency">
            <text:p>200,0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number-columns-repeated="7" table:style-name="ce48" office:value-type="percentage" office:value="0" calcext:value-type="percentage">
            <text:p>0.00 %</text:p>
          </table:table-cell>
          <table:table-cell table:style-name="ce48" table:formula="of:=[.I10]/[.$B12]" office:value-type="percentage" office:value="0.35" calcext:value-type="percentage">
            <text:p>35.00 %</text:p>
          </table:table-cell>
          <table:table-cell table:style-name="ce48" table:formula="of:=[.J10]/[.$B12]" office:value-type="percentage" office:value="0.45" calcext:value-type="percentage">
            <text:p>45.00 %</text:p>
          </table:table-cell>
          <table:table-cell table:style-name="ce48" table:formula="of:=[.K10]/[.$B12]" office:value-type="percentage" office:value="0.2" calcext:value-type="percentage">
            <text:p>20.00 %</text:p>
          </table:table-cell>
          <table:table-cell table:style-name="ce6" table:formula="of:=SUM([.B11:.K11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49" office:value-type="currency" office:currency="EUR" office:value="200000" calcext:value-type="currency">
            <text:p>200,000.00 €</text:p>
          </table:table-cell>
          <table:table-cell table:style-name="ce32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Reisekosten</text:p>
          </table:table-cell>
          <table:table-cell table:style-name="ce32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Kostenstelle</text:p>
          </table:table-cell>
          <table:table-cell table:style-name="ce1" office:value-type="string" calcext:value-type="string">
            <text:p>Hausverwaltung</text:p>
          </table:table-cell>
          <table:table-cell table:style-name="ce1" office:value-type="string" calcext:value-type="string">
            <text:p>Amtsleitung</text:p>
          </table:table-cell>
          <table:table-cell table:style-name="ce1" office:value-type="string" calcext:value-type="string">
            <text:p>Präsidialabteilung A</text:p>
          </table:table-cell>
          <table:table-cell table:style-name="ce1" office:value-type="string" calcext:value-type="string">
            <text:p>Kanzlei</text:p>
          </table:table-cell>
          <table:table-cell table:style-name="ce1" office:value-type="string" calcext:value-type="string">
            <text:p>Buchhaltung</text:p>
          </table:table-cell>
          <table:table-cell table:style-name="ce1" office:value-type="string" calcext:value-type="string">
            <text:p>Präsidialabteilung B</text:p>
          </table:table-cell>
          <table:table-cell table:style-name="ce1" office:value-type="string" calcext:value-type="string">
            <text:p>Ärztlicher Dienst</text:p>
          </table:table-cell>
          <table:table-cell table:style-name="ce1" office:value-type="string" calcext:value-type="string">
            <text:p>Geschäftsabteilung 1</text:p>
          </table:table-cell>
          <table:table-cell table:style-name="ce1" office:value-type="string" calcext:value-type="string">
            <text:p>Geschäftsabteilung 2</text:p>
          </table:table-cell>
          <table:table-cell table:style-name="ce1" office:value-type="string" calcext:value-type="string">
            <text:p>Schiedskommission</text:p>
          </table:table-cell>
          <table:table-cell table:style-name="ce43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rag</text:p>
          </table:table-cell>
          <table:table-cell table:style-name="ce49" office:value-type="currency" office:currency="EUR" office:value="0" calcext:value-type="currency">
            <text:p>0.00 €</text:p>
          </table:table-cell>
          <table:table-cell table:style-name="ce49" office:value-type="currency" office:currency="EUR" office:value="5500" calcext:value-type="currency">
            <text:p>5,500.00 €</text:p>
          </table:table-cell>
          <table:table-cell table:style-name="ce49" office:value-type="currency" office:currency="EUR" office:value="3500" calcext:value-type="currency">
            <text:p>3,500.00 €</text:p>
          </table:table-cell>
          <table:table-cell table:style-name="ce49" office:value-type="currency" office:currency="EUR" office:value="1500" calcext:value-type="currency">
            <text:p>1,500.00 €</text:p>
          </table:table-cell>
          <table:table-cell table:number-columns-repeated="2" table:style-name="ce49" office:value-type="currency" office:currency="EUR" office:value="2500" calcext:value-type="currency">
            <text:p>2,500.00 €</text:p>
          </table:table-cell>
          <table:table-cell table:style-name="ce49" office:value-type="currency" office:currency="EUR" office:value="2000" calcext:value-type="currency">
            <text:p>2,000.00 €</text:p>
          </table:table-cell>
          <table:table-cell table:style-name="ce49" office:value-type="currency" office:currency="EUR" office:value="4000" calcext:value-type="currency">
            <text:p>4,000.00 €</text:p>
          </table:table-cell>
          <table:table-cell table:style-name="ce49" office:value-type="currency" office:currency="EUR" office:value="7000" calcext:value-type="currency">
            <text:p>7,000.00 €</text:p>
          </table:table-cell>
          <table:table-cell table:style-name="ce49" office:value-type="currency" office:currency="EUR" office:value="2000" calcext:value-type="currency">
            <text:p>2,000.00 €</text:p>
          </table:table-cell>
          <table:table-cell table:style-name="ce5" table:formula="of:=SUM([.B16:.K16])" office:value-type="currency" office:currency="EUR" office:value="30500" calcext:value-type="currency">
            <text:p>30,500.00 €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zentuell</text:p>
          </table:table-cell>
          <table:table-cell table:style-name="ce4" table:formula="of:=[.B16]/[.$B18]" office:value-type="percentage" office:value="0" calcext:value-type="percentage">
            <text:p>0.00 %</text:p>
          </table:table-cell>
          <table:table-cell table:style-name="ce4" table:formula="of:=[.C16]/[.$B18]" office:value-type="percentage" office:value="0.180327868852459" calcext:value-type="percentage">
            <text:p>18.03 %</text:p>
          </table:table-cell>
          <table:table-cell table:style-name="ce4" table:formula="of:=[.D16]/[.$B18]" office:value-type="percentage" office:value="0.114754098360656" calcext:value-type="percentage">
            <text:p>11.48 %</text:p>
          </table:table-cell>
          <table:table-cell table:style-name="ce4" table:formula="of:=[.E16]/[.$B18]" office:value-type="percentage" office:value="0.0491803278688525" calcext:value-type="percentage">
            <text:p>4.92 %</text:p>
          </table:table-cell>
          <table:table-cell table:style-name="ce4" table:formula="of:=[.F16]/[.$B18]" office:value-type="percentage" office:value="0.0819672131147541" calcext:value-type="percentage">
            <text:p>8.20 %</text:p>
          </table:table-cell>
          <table:table-cell table:style-name="ce4" table:formula="of:=[.G16]/[.$B18]" office:value-type="percentage" office:value="0.0819672131147541" calcext:value-type="percentage">
            <text:p>8.20 %</text:p>
          </table:table-cell>
          <table:table-cell table:style-name="ce4" table:formula="of:=[.H16]/[.$B18]" office:value-type="percentage" office:value="0.0655737704918033" calcext:value-type="percentage">
            <text:p>6.56 %</text:p>
          </table:table-cell>
          <table:table-cell table:style-name="ce4" table:formula="of:=[.I16]/[.$B18]" office:value-type="percentage" office:value="0.131147540983607" calcext:value-type="percentage">
            <text:p>13.11 %</text:p>
          </table:table-cell>
          <table:table-cell table:style-name="ce4" table:formula="of:=[.J16]/[.$B18]" office:value-type="percentage" office:value="0.229508196721311" calcext:value-type="percentage">
            <text:p>22.95 %</text:p>
          </table:table-cell>
          <table:table-cell table:style-name="ce4" table:formula="of:=[.K16]/[.$B18]" office:value-type="percentage" office:value="0.0655737704918033" calcext:value-type="percentage">
            <text:p>6.56 %</text:p>
          </table:table-cell>
          <table:table-cell table:style-name="ce6" table:formula="of:=SUM([.B17:.K17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49" office:value-type="currency" office:currency="EUR" office:value="30500" calcext:value-type="currency">
            <text:p>30,500.00 €</text:p>
          </table:table-cell>
          <table:table-cell table:style-name="ce32" table:number-columns-repeated="10"/>
          <table:table-cell table:number-columns-repeated="1012"/>
        </table:table-row>
        <table:table-row table:style-name="ro1">
          <table:table-cell table:style-name="ce12" table:number-columns-repeated="12"/>
          <table:table-cell table:number-columns-repeated="1012"/>
        </table:table-row>
        <table:table-row table:style-name="ro1">
          <table:table-cell table:style-name="ce52" office:value-type="string" calcext:value-type="string">
            <text:p>SUMME</text:p>
          </table:table-cell>
          <table:table-cell table:style-name="ce46" table:formula="of:=[.B16]+[.B10]+[.B3]" office:value-type="currency" office:currency="EUR" office:value="108.695652173913" calcext:value-type="currency">
            <text:p>108.70 €</text:p>
          </table:table-cell>
          <table:table-cell table:style-name="ce46" table:formula="of:=[.C16]+[.C10]+[.C3]" office:value-type="currency" office:currency="EUR" office:value="6478.26086956522" calcext:value-type="currency">
            <text:p>6,478.26 €</text:p>
          </table:table-cell>
          <table:table-cell table:style-name="ce46" table:formula="of:=[.D16]+[.D10]+[.D3]" office:value-type="currency" office:currency="EUR" office:value="3826.08695652174" calcext:value-type="currency">
            <text:p>3,826.09 €</text:p>
          </table:table-cell>
          <table:table-cell table:style-name="ce46" table:formula="of:=[.E16]+[.E10]+[.E3]" office:value-type="currency" office:currency="EUR" office:value="3673.91304347826" calcext:value-type="currency">
            <text:p>3,673.91 €</text:p>
          </table:table-cell>
          <table:table-cell table:style-name="ce46" table:formula="of:=[.F16]+[.F10]+[.F3]" office:value-type="currency" office:currency="EUR" office:value="5054.34782608696" calcext:value-type="currency">
            <text:p>5,054.35 €</text:p>
          </table:table-cell>
          <table:table-cell table:style-name="ce46" table:formula="of:=[.G16]+[.G10]+[.G3]" office:value-type="currency" office:currency="EUR" office:value="3152.17391304348" calcext:value-type="currency">
            <text:p>3,152.17 €</text:p>
          </table:table-cell>
          <table:table-cell table:style-name="ce46" table:formula="of:=[.H16]+[.H10]+[.H3]" office:value-type="currency" office:currency="EUR" office:value="2326.08695652174" calcext:value-type="currency">
            <text:p>2,326.09 €</text:p>
          </table:table-cell>
          <table:table-cell table:style-name="ce46" table:formula="of:=[.I16]+[.I10]+[.I3]" office:value-type="currency" office:currency="EUR" office:value="74869.5652173913" calcext:value-type="currency">
            <text:p>74,869.57 €</text:p>
          </table:table-cell>
          <table:table-cell table:style-name="ce46" table:formula="of:=[.J16]+[.J10]+[.J3]" office:value-type="currency" office:currency="EUR" office:value="98793.4782608696" calcext:value-type="currency">
            <text:p>98,793.48 €</text:p>
          </table:table-cell>
          <table:table-cell table:style-name="ce46" table:formula="of:=[.K16]+[.K10]+[.K3]" office:value-type="currency" office:currency="EUR" office:value="42217.3913043478" calcext:value-type="currency">
            <text:p>42,217.39 €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 office:value-type="string" calcext:value-type="string">
            <text:p>Gesamtbetrag</text:p>
          </table:table-cell>
          <table:table-cell table:style-name="ce5" table:formula="of:=[.B6]+[.B12]+[.B18]" office:value-type="currency" office:currency="EUR" office:value="240500" calcext:value-type="currency">
            <text:p>240,500.00 €</text:p>
          </table:table-cell>
          <table:table-cell table:style-name="ce32" table:number-columns-repeated="10"/>
          <table:table-cell table:number-columns-repeated="1012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triebsmittelnutzung" table:style-name="ta11">
        <table:table-column table:style-name="co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9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53" office:value-type="string" calcext:value-type="string">
            <text:p>Gebäudenutzung</text:p>
          </table:table-cell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54" office:value-type="string" calcext:value-type="string">
            <text:p>Kostenstelle</text:p>
          </table:table-cell>
          <table:table-cell table:style-name="ce54" office:value-type="string" calcext:value-type="string">
            <text:p>Hausverwaltung</text:p>
          </table:table-cell>
          <table:table-cell table:style-name="ce54" office:value-type="string" calcext:value-type="string">
            <text:p>Amtsleitung</text:p>
          </table:table-cell>
          <table:table-cell table:style-name="ce54" office:value-type="string" calcext:value-type="string">
            <text:p>Präsidialabteilung A</text:p>
          </table:table-cell>
          <table:table-cell table:style-name="ce54" office:value-type="string" calcext:value-type="string">
            <text:p>Kanzlei</text:p>
          </table:table-cell>
          <table:table-cell table:style-name="ce54" office:value-type="string" calcext:value-type="string">
            <text:p>Buchhaltung</text:p>
          </table:table-cell>
          <table:table-cell table:style-name="ce54" office:value-type="string" calcext:value-type="string">
            <text:p>Präsidialabteilung B</text:p>
          </table:table-cell>
          <table:table-cell table:style-name="ce54" office:value-type="string" calcext:value-type="string">
            <text:p>Ärztlicher Dienst</text:p>
          </table:table-cell>
          <table:table-cell table:style-name="ce54" office:value-type="string" calcext:value-type="string">
            <text:p>Geschäftsabteilung 1</text:p>
          </table:table-cell>
          <table:table-cell table:style-name="ce54" office:value-type="string" calcext:value-type="string">
            <text:p>Geschäftsabteilung 2</text:p>
          </table:table-cell>
          <table:table-cell table:style-name="ce54" office:value-type="string" calcext:value-type="string">
            <text:p>Schiedskommission</text:p>
          </table:table-cell>
          <table:table-cell table:style-name="ce61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Betrag</text:p>
          </table:table-cell>
          <table:table-cell table:style-name="ce55" table:formula="of:=[.B5]*[.$B6]" office:value-type="currency" office:currency="EUR" office:value="1440" calcext:value-type="currency">
            <text:p>1,440.00 €</text:p>
          </table:table-cell>
          <table:table-cell table:style-name="ce55" table:formula="of:=[.C5]*[.$B6]" office:value-type="currency" office:currency="EUR" office:value="12960" calcext:value-type="currency">
            <text:p>12,960.00 €</text:p>
          </table:table-cell>
          <table:table-cell table:style-name="ce55" table:formula="of:=[.D5]*[.$B6]" office:value-type="currency" office:currency="EUR" office:value="4320" calcext:value-type="currency">
            <text:p>4,320.00 €</text:p>
          </table:table-cell>
          <table:table-cell table:style-name="ce55" table:formula="of:=[.E5]*[.$B6]" office:value-type="currency" office:currency="EUR" office:value="28800" calcext:value-type="currency">
            <text:p>28,800.00 €</text:p>
          </table:table-cell>
          <table:table-cell table:style-name="ce55" table:formula="of:=[.F5]*[.$B6]" office:value-type="currency" office:currency="EUR" office:value="33840" calcext:value-type="currency">
            <text:p>33,840.00 €</text:p>
          </table:table-cell>
          <table:table-cell table:style-name="ce55" table:formula="of:=[.G5]*[.$B6]" office:value-type="currency" office:currency="EUR" office:value="8640" calcext:value-type="currency">
            <text:p>8,640.00 €</text:p>
          </table:table-cell>
          <table:table-cell table:style-name="ce55" table:formula="of:=[.H5]*[.$B6]" office:value-type="currency" office:currency="EUR" office:value="4320" calcext:value-type="currency">
            <text:p>4,320.00 €</text:p>
          </table:table-cell>
          <table:table-cell table:style-name="ce55" table:formula="of:=[.I5]*[.$B6]" office:value-type="currency" office:currency="EUR" office:value="11520" calcext:value-type="currency">
            <text:p>11,520.00 €</text:p>
          </table:table-cell>
          <table:table-cell table:style-name="ce55" table:formula="of:=[.J5]*[.$B6]" office:value-type="currency" office:currency="EUR" office:value="23760" calcext:value-type="currency">
            <text:p>23,760.00 €</text:p>
          </table:table-cell>
          <table:table-cell table:style-name="ce55" table:formula="of:=[.K5]*[.$B6]" office:value-type="currency" office:currency="EUR" office:value="2880" calcext:value-type="currency">
            <text:p>2,880.00 €</text:p>
          </table:table-cell>
          <table:table-cell table:style-name="ce60" table:formula="of:=SUM([.B3:.K3])" office:value-type="currency" office:currency="EUR" office:value="132480" calcext:value-type="currency">
            <text:p>132,480.00 €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Prozentuell</text:p>
          </table:table-cell>
          <table:table-cell table:style-name="ce56" table:formula="of:=[.B5]/[.$L$5]" office:value-type="percentage" office:value="0.0108695652173913" calcext:value-type="percentage">
            <text:p>1.09 %</text:p>
          </table:table-cell>
          <table:table-cell table:style-name="ce56" table:formula="of:=[.C5]/[.$L$5]" office:value-type="percentage" office:value="0.0978260869565217" calcext:value-type="percentage">
            <text:p>9.78 %</text:p>
          </table:table-cell>
          <table:table-cell table:style-name="ce56" table:formula="of:=[.D5]/[.$L$5]" office:value-type="percentage" office:value="0.0326086956521739" calcext:value-type="percentage">
            <text:p>3.26 %</text:p>
          </table:table-cell>
          <table:table-cell table:style-name="ce56" table:formula="of:=[.E5]/[.$L$5]" office:value-type="percentage" office:value="0.217391304347826" calcext:value-type="percentage">
            <text:p>21.74 %</text:p>
          </table:table-cell>
          <table:table-cell table:style-name="ce56" table:formula="of:=[.F5]/[.$L$5]" office:value-type="percentage" office:value="0.255434782608696" calcext:value-type="percentage">
            <text:p>25.54 %</text:p>
          </table:table-cell>
          <table:table-cell table:style-name="ce56" table:formula="of:=[.G5]/[.$L$5]" office:value-type="percentage" office:value="0.0652173913043478" calcext:value-type="percentage">
            <text:p>6.52 %</text:p>
          </table:table-cell>
          <table:table-cell table:style-name="ce56" table:formula="of:=[.H5]/[.$L$5]" office:value-type="percentage" office:value="0.0326086956521739" calcext:value-type="percentage">
            <text:p>3.26 %</text:p>
          </table:table-cell>
          <table:table-cell table:style-name="ce56" table:formula="of:=[.I5]/[.$L$5]" office:value-type="percentage" office:value="0.0869565217391304" calcext:value-type="percentage">
            <text:p>8.70 %</text:p>
          </table:table-cell>
          <table:table-cell table:style-name="ce56" table:formula="of:=[.J5]/[.$L$5]" office:value-type="percentage" office:value="0.179347826086957" calcext:value-type="percentage">
            <text:p>17.93 %</text:p>
          </table:table-cell>
          <table:table-cell table:style-name="ce56" table:formula="of:=[.K5]/[.$L$5]" office:value-type="percentage" office:value="0.0217391304347826" calcext:value-type="percentage">
            <text:p>2.17 %</text:p>
          </table:table-cell>
          <table:table-cell table:style-name="ce62" table:formula="of:=SUM([.B4:.K4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Fläche [m²]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235" calcext:value-type="float">
            <text:p>235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20" calcext:value-type="float">
            <text:p>20</text:p>
          </table:table-cell>
          <table:table-cell table:style-name="ce61" table:formula="of:=SUM([.B5:.K5])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Kosten pro m²</text:p>
          </table:table-cell>
          <table:table-cell table:style-name="ce58" table:formula="of:=12*12" office:value-type="currency" office:currency="EUR" office:value="144" calcext:value-type="currency">
            <text:p>144.00 €</text:p>
          </table:table-cell>
          <table:table-cell table:style-name="ce10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Ausstattungsnutzung</text:p>
          </table:table-cell>
          <table:table-cell table:style-name="ce10" table:number-columns-repeated="11"/>
          <table:table-cell table:number-columns-repeated="1012"/>
        </table:table-row>
        <table:table-row table:style-name="ro1">
          <table:table-cell table:style-name="ce54" office:value-type="string" calcext:value-type="string">
            <text:p>Kostenstelle</text:p>
          </table:table-cell>
          <table:table-cell table:style-name="ce54" office:value-type="string" calcext:value-type="string">
            <text:p>Hausverwaltung</text:p>
          </table:table-cell>
          <table:table-cell table:style-name="ce54" office:value-type="string" calcext:value-type="string">
            <text:p>Amtsleitung</text:p>
          </table:table-cell>
          <table:table-cell table:style-name="ce54" office:value-type="string" calcext:value-type="string">
            <text:p>Präsidialabteilung A</text:p>
          </table:table-cell>
          <table:table-cell table:style-name="ce54" office:value-type="string" calcext:value-type="string">
            <text:p>Kanzlei</text:p>
          </table:table-cell>
          <table:table-cell table:style-name="ce54" office:value-type="string" calcext:value-type="string">
            <text:p>Buchhaltung</text:p>
          </table:table-cell>
          <table:table-cell table:style-name="ce54" office:value-type="string" calcext:value-type="string">
            <text:p>Präsidialabteilung B</text:p>
          </table:table-cell>
          <table:table-cell table:style-name="ce54" office:value-type="string" calcext:value-type="string">
            <text:p>Ärztlicher Dienst</text:p>
          </table:table-cell>
          <table:table-cell table:style-name="ce54" office:value-type="string" calcext:value-type="string">
            <text:p>Geschäftsabteilung 1</text:p>
          </table:table-cell>
          <table:table-cell table:style-name="ce54" office:value-type="string" calcext:value-type="string">
            <text:p>Geschäftsabteilung 2</text:p>
          </table:table-cell>
          <table:table-cell table:style-name="ce54" office:value-type="string" calcext:value-type="string">
            <text:p>Schiedskommission</text:p>
          </table:table-cell>
          <table:table-cell table:style-name="ce61" office:value-type="string" calcext:value-type="string">
            <text:p>SUMME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Betrag</text:p>
          </table:table-cell>
          <table:table-cell table:style-name="ce55" table:formula="of:=[.$B13]*[.B11]" office:value-type="currency" office:currency="EUR" office:value="652.173913043478" calcext:value-type="currency">
            <text:p>652.17 €</text:p>
          </table:table-cell>
          <table:table-cell table:style-name="ce55" table:formula="of:=[.$B13]*[.C11]" office:value-type="currency" office:currency="EUR" office:value="5869.5652173913" calcext:value-type="currency">
            <text:p>5,869.57 €</text:p>
          </table:table-cell>
          <table:table-cell table:style-name="ce55" table:formula="of:=[.$B13]*[.D11]" office:value-type="currency" office:currency="EUR" office:value="1956.52173913043" calcext:value-type="currency">
            <text:p>1,956.52 €</text:p>
          </table:table-cell>
          <table:table-cell table:style-name="ce55" table:formula="of:=[.$B13]*[.E11]" office:value-type="currency" office:currency="EUR" office:value="13043.4782608696" calcext:value-type="currency">
            <text:p>13,043.48 €</text:p>
          </table:table-cell>
          <table:table-cell table:style-name="ce55" table:formula="of:=[.$B13]*[.F11]" office:value-type="currency" office:currency="EUR" office:value="15326.0869565217" calcext:value-type="currency">
            <text:p>15,326.09 €</text:p>
          </table:table-cell>
          <table:table-cell table:style-name="ce55" table:formula="of:=[.$B13]*[.G11]" office:value-type="currency" office:currency="EUR" office:value="3913.04347826087" calcext:value-type="currency">
            <text:p>3,913.04 €</text:p>
          </table:table-cell>
          <table:table-cell table:style-name="ce55" table:formula="of:=[.$B13]*[.H11]" office:value-type="currency" office:currency="EUR" office:value="1956.52173913043" calcext:value-type="currency">
            <text:p>1,956.52 €</text:p>
          </table:table-cell>
          <table:table-cell table:style-name="ce55" table:formula="of:=[.$B13]*[.I11]" office:value-type="currency" office:currency="EUR" office:value="5217.39130434783" calcext:value-type="currency">
            <text:p>5,217.39 €</text:p>
          </table:table-cell>
          <table:table-cell table:style-name="ce55" table:formula="of:=[.$B13]*[.J11]" office:value-type="currency" office:currency="EUR" office:value="10760.8695652174" calcext:value-type="currency">
            <text:p>10,760.87 €</text:p>
          </table:table-cell>
          <table:table-cell table:style-name="ce55" table:formula="of:=[.$B13]*[.K11]" office:value-type="currency" office:currency="EUR" office:value="1304.34782608696" calcext:value-type="currency">
            <text:p>1,304.35 €</text:p>
          </table:table-cell>
          <table:table-cell table:style-name="ce60" table:formula="of:=SUM([.B10:.K10])" office:value-type="currency" office:currency="EUR" office:value="60000" calcext:value-type="currency">
            <text:p>60,000.00 €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Prozentuell</text:p>
          </table:table-cell>
          <table:table-cell table:style-name="ce56" table:formula="of:=[.B12]/[.$L$5]" office:value-type="percentage" office:value="0.0108695652173913" calcext:value-type="percentage">
            <text:p>1.09 %</text:p>
          </table:table-cell>
          <table:table-cell table:style-name="ce56" table:formula="of:=[.C12]/[.$L$5]" office:value-type="percentage" office:value="0.0978260869565217" calcext:value-type="percentage">
            <text:p>9.78 %</text:p>
          </table:table-cell>
          <table:table-cell table:style-name="ce56" table:formula="of:=[.D12]/[.$L$5]" office:value-type="percentage" office:value="0.0326086956521739" calcext:value-type="percentage">
            <text:p>3.26 %</text:p>
          </table:table-cell>
          <table:table-cell table:style-name="ce56" table:formula="of:=[.E12]/[.$L$5]" office:value-type="percentage" office:value="0.217391304347826" calcext:value-type="percentage">
            <text:p>21.74 %</text:p>
          </table:table-cell>
          <table:table-cell table:style-name="ce56" table:formula="of:=[.F12]/[.$L$5]" office:value-type="percentage" office:value="0.255434782608696" calcext:value-type="percentage">
            <text:p>25.54 %</text:p>
          </table:table-cell>
          <table:table-cell table:style-name="ce56" table:formula="of:=[.G12]/[.$L$5]" office:value-type="percentage" office:value="0.0652173913043478" calcext:value-type="percentage">
            <text:p>6.52 %</text:p>
          </table:table-cell>
          <table:table-cell table:style-name="ce56" table:formula="of:=[.H12]/[.$L$5]" office:value-type="percentage" office:value="0.0326086956521739" calcext:value-type="percentage">
            <text:p>3.26 %</text:p>
          </table:table-cell>
          <table:table-cell table:style-name="ce56" table:formula="of:=[.I12]/[.$L$5]" office:value-type="percentage" office:value="0.0869565217391304" calcext:value-type="percentage">
            <text:p>8.70 %</text:p>
          </table:table-cell>
          <table:table-cell table:style-name="ce56" table:formula="of:=[.J12]/[.$L$5]" office:value-type="percentage" office:value="0.179347826086957" calcext:value-type="percentage">
            <text:p>17.93 %</text:p>
          </table:table-cell>
          <table:table-cell table:style-name="ce56" table:formula="of:=[.K12]/[.$L$5]" office:value-type="percentage" office:value="0.0217391304347826" calcext:value-type="percentage">
            <text:p>2.17 %</text:p>
          </table:table-cell>
          <table:table-cell table:style-name="ce62" table:formula="of:=SUM([.B11:.K11])" office:value-type="percentage" office:value="1" calcext:value-type="percentage">
            <text:p>100.00 %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Fläche [m²]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235" calcext:value-type="float">
            <text:p>235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20" calcext:value-type="float">
            <text:p>20</text:p>
          </table:table-cell>
          <table:table-cell table:style-name="ce61" table:formula="of:=SUM([.B12:.K12])" office:value-type="float" office:value="920" calcext:value-type="float">
            <text:p>920</text:p>
          </table:table-cell>
          <table:table-cell table:number-columns-repeated="1012"/>
        </table:table-row>
        <table:table-row table:style-name="ro1">
          <table:table-cell table:style-name="ce54" office:value-type="string" calcext:value-type="string">
            <text:p>Gesamtkosten</text:p>
          </table:table-cell>
          <table:table-cell table:style-name="ce59" office:value-type="currency" office:currency="EUR" office:value="60000" calcext:value-type="currency">
            <text:p>60,000.00 €</text:p>
          </table:table-cell>
          <table:table-cell table:style-name="ce10"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SUMME</text:p>
          </table:table-cell>
          <table:table-cell table:style-name="ce55" table:formula="of:=[.B10]+[.B3]" office:value-type="currency" office:currency="EUR" office:value="2092.17391304348" calcext:value-type="currency">
            <text:p>2,092.17 €</text:p>
          </table:table-cell>
          <table:table-cell table:style-name="ce55" table:formula="of:=[.C10]+[.C3]" office:value-type="currency" office:currency="EUR" office:value="18829.5652173913" calcext:value-type="currency">
            <text:p>18,829.57 €</text:p>
          </table:table-cell>
          <table:table-cell table:style-name="ce55" table:formula="of:=[.D10]+[.D3]" office:value-type="currency" office:currency="EUR" office:value="6276.52173913044" calcext:value-type="currency">
            <text:p>6,276.52 €</text:p>
          </table:table-cell>
          <table:table-cell table:style-name="ce55" table:formula="of:=[.E10]+[.E3]" office:value-type="currency" office:currency="EUR" office:value="41843.4782608696" calcext:value-type="currency">
            <text:p>41,843.48 €</text:p>
          </table:table-cell>
          <table:table-cell table:style-name="ce55" table:formula="of:=[.F10]+[.F3]" office:value-type="currency" office:currency="EUR" office:value="49166.0869565217" calcext:value-type="currency">
            <text:p>49,166.09 €</text:p>
          </table:table-cell>
          <table:table-cell table:style-name="ce55" table:formula="of:=[.G10]+[.G3]" office:value-type="currency" office:currency="EUR" office:value="12553.0434782609" calcext:value-type="currency">
            <text:p>12,553.04 €</text:p>
          </table:table-cell>
          <table:table-cell table:style-name="ce55" table:formula="of:=[.H10]+[.H3]" office:value-type="currency" office:currency="EUR" office:value="6276.52173913044" calcext:value-type="currency">
            <text:p>6,276.52 €</text:p>
          </table:table-cell>
          <table:table-cell table:style-name="ce55" table:formula="of:=[.I10]+[.I3]" office:value-type="currency" office:currency="EUR" office:value="16737.3913043478" calcext:value-type="currency">
            <text:p>16,737.39 €</text:p>
          </table:table-cell>
          <table:table-cell table:style-name="ce55" table:formula="of:=[.J10]+[.J3]" office:value-type="currency" office:currency="EUR" office:value="34520.8695652174" calcext:value-type="currency">
            <text:p>34,520.87 €</text:p>
          </table:table-cell>
          <table:table-cell table:style-name="ce55" table:formula="of:=[.K10]+[.K3]" office:value-type="currency" office:currency="EUR" office:value="4184.34782608696" calcext:value-type="currency">
            <text:p>4,184.35 €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54" office:value-type="string" calcext:value-type="string">
            <text:p>Gesamtkosten</text:p>
          </table:table-cell>
          <table:table-cell table:style-name="ce60" table:formula="of:=[.L10]+[.L3]" office:value-type="currency" office:currency="EUR" office:value="192480" calcext:value-type="currency">
            <text:p>192,480.00 €</text:p>
          </table:table-cell>
          <table:table-cell table:style-name="ce10" table:number-columns-repeated="10"/>
          <table:table-cell table:number-columns-repeated="1012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percentage-style style:name="N126">
      <number:number number:decimal-places="2" loext:min-decimal-places="2" number:min-integer-digits="1"/>
      <number:text> %</number:text>
    </number:percentage-style>
    <number:currency-style style:name="N127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märkosten" style:display-name="PageStyle_Primärkost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PrimärkostenStufenleitverfahen" style:display-name="PageStyle_PrimärkostenStufenleitverfah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Kostenstellenbericht" style:display-name="PageStyle_Kostenstellenberich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ntenverfahren" style:display-name="PageStyle_Rentenverfahr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nalkosten" style:display-name="PageStyle_Personalkost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Materialkosten" style:display-name="PageStyle_Materialkost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Energiekosten" style:display-name="PageStyle_Energiekost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Kommunikationskosten" style:display-name="PageStyle_Kommunikationskost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Wartung" style:display-name="PageStyle_Wartu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SonstigeKosten" style:display-name="PageStyle_SonstigeKost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Betriebsmittelnutzung" style:display-name="PageStyle_Betriebsmittelnutzu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152" meta:object-count="0"/>
    <meta:generator>LibreOfficeDev/6.0.5.2$Linux_X86_64 LibreOffice_project/</meta:generator>
  </office:meta>
</office:document-meta>
</file>